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3942" officeooo:paragraph-rsid="00003942"/>
    </style:style>
    <style:style style:name="P2" style:family="paragraph" style:parent-style-name="Standard">
      <style:text-properties officeooo:rsid="00003942" officeooo:paragraph-rsid="0006f5a9"/>
    </style:style>
    <style:style style:name="P3" style:family="paragraph" style:parent-style-name="Standard">
      <style:text-properties fo:font-weight="bold" officeooo:rsid="00003942" officeooo:paragraph-rsid="00003942" style:font-weight-asian="bold" style:font-weight-complex="bold"/>
    </style:style>
    <style:style style:name="P4" style:family="paragraph" style:parent-style-name="Standard">
      <style:text-properties fo:font-weight="bold" officeooo:rsid="0005e32a" officeooo:paragraph-rsid="0005e32a" style:font-weight-asian="bold" style:font-weight-complex="bold"/>
    </style:style>
    <style:style style:name="P5" style:family="paragraph" style:parent-style-name="Standard">
      <style:text-properties fo:font-weight="bold" officeooo:rsid="0009cf1d" officeooo:paragraph-rsid="000b8af9" style:font-weight-asian="bold" style:font-weight-complex="bold"/>
    </style:style>
    <style:style style:name="P6" style:family="paragraph" style:parent-style-name="Standard">
      <style:text-properties fo:font-weight="bold" officeooo:rsid="0009cf1d" officeooo:paragraph-rsid="0009cf1d" style:font-weight-asian="bold" style:font-weight-complex="bold"/>
    </style:style>
    <style:style style:name="P7" style:family="paragraph" style:parent-style-name="Standard">
      <style:text-properties fo:font-weight="normal" officeooo:rsid="00003942" officeooo:paragraph-rsid="00003942" style:font-weight-asian="normal" style:font-weight-complex="normal"/>
    </style:style>
    <style:style style:name="P8" style:family="paragraph" style:parent-style-name="Standard">
      <style:text-properties officeooo:rsid="0000d042" officeooo:paragraph-rsid="0000d042"/>
    </style:style>
    <style:style style:name="P9" style:family="paragraph" style:parent-style-name="Standard">
      <style:text-properties officeooo:rsid="0002af45" officeooo:paragraph-rsid="0002af45"/>
    </style:style>
    <style:style style:name="P10" style:family="paragraph" style:parent-style-name="Standard">
      <style:text-properties officeooo:rsid="0005e32a" officeooo:paragraph-rsid="0005e32a"/>
    </style:style>
    <style:style style:name="P11" style:family="paragraph" style:parent-style-name="Standard">
      <style:text-properties officeooo:rsid="00060225" officeooo:paragraph-rsid="00060225"/>
    </style:style>
    <style:style style:name="P12" style:family="paragraph" style:parent-style-name="Standard">
      <style:text-properties officeooo:rsid="0006f5a9" officeooo:paragraph-rsid="0006f5a9"/>
    </style:style>
    <style:style style:name="P13" style:family="paragraph" style:parent-style-name="Standard">
      <style:text-properties fo:font-size="15pt" fo:font-weight="bold" officeooo:rsid="0006f5a9" officeooo:paragraph-rsid="0006f5a9" style:font-size-asian="15pt" style:font-weight-asian="bold" style:font-size-complex="15pt" style:font-weight-complex="bold"/>
    </style:style>
    <style:style style:name="P14" style:family="paragraph" style:parent-style-name="Standard">
      <style:text-properties officeooo:rsid="0008521c" officeooo:paragraph-rsid="0008521c"/>
    </style:style>
    <style:style style:name="P15" style:family="paragraph" style:parent-style-name="Standard">
      <style:text-properties officeooo:rsid="0009cf1d" officeooo:paragraph-rsid="0009cf1d"/>
    </style:style>
    <style:style style:name="P16" style:family="paragraph" style:parent-style-name="Standard">
      <style:text-properties officeooo:rsid="000b8af9" officeooo:paragraph-rsid="000b8af9"/>
    </style:style>
    <style:style style:name="P17" style:family="paragraph" style:parent-style-name="Standard">
      <style:text-properties style:font-name="Courier New" fo:font-size="12pt" fo:font-weight="bold" officeooo:rsid="0005e32a" officeooo:paragraph-rsid="0005e32a" style:font-size-asian="12pt" style:language-asian="en" style:country-asian="IN" style:font-weight-asian="bold" style:font-name-complex="Courier New1" style:font-size-complex="12pt" style:font-weight-complex="bold"/>
    </style:style>
    <style:style style:name="P18" style:family="paragraph" style:parent-style-name="Standard">
      <style:text-properties officeooo:rsid="001640c4" officeooo:paragraph-rsid="001640c4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fo:font-weight="bold" officeooo:rsid="00003942" officeooo:paragraph-rsid="00003942" style:font-weight-asian="bold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font-weight="bold" officeooo:rsid="00003942" officeooo:paragraph-rsid="0000d042" style:font-weight-asian="bold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fo:font-weight="bold" officeooo:rsid="0000d042" officeooo:paragraph-rsid="0000d042" style:font-weight-asian="bold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fo:font-weight="bold" officeooo:rsid="0000d042" officeooo:paragraph-rsid="0002af45" style:font-weight-asian="bold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fo:font-weight="bold" officeooo:rsid="000b8af9" officeooo:paragraph-rsid="000b8af9" style:font-weight-asian="bold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fo:font-weight="bold" officeooo:rsid="000cec47" officeooo:paragraph-rsid="000cec47" style:font-weight-asian="bold" style:font-weight-complex="bold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fo:font-weight="bold" officeooo:rsid="000e8600" officeooo:paragraph-rsid="000e8600" style:font-weight-asian="bold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fo:font-weight="normal" officeooo:rsid="000cec47" officeooo:paragraph-rsid="000cec47" style:font-weight-asian="normal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fo:font-weight="normal" officeooo:rsid="000e8600" officeooo:paragraph-rsid="000e8600" style:font-weight-asian="normal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font-weight="normal" officeooo:rsid="0012754d" officeooo:paragraph-rsid="0012754d" style:font-weight-asian="normal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style:font-name="Courier New" fo:font-size="12pt" fo:font-weight="bold" officeooo:rsid="0000d042" officeooo:paragraph-rsid="0000d042" style:font-size-asian="12pt" style:language-asian="en" style:country-asian="IN" style:font-weight-asian="bold" style:font-name-complex="Courier New1" style:font-size-complex="12pt" style:font-weight-complex="bold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style:font-name="Courier New" fo:font-size="12pt" fo:font-weight="bold" officeooo:rsid="0005e32a" officeooo:paragraph-rsid="00060225" style:font-size-asian="12pt" style:language-asian="en" style:country-asian="IN" style:font-weight-asian="bold" style:font-name-complex="Courier New1" style:font-size-complex="12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style:font-name="Courier New" fo:font-size="12pt" fo:font-weight="bold" officeooo:rsid="0006f5a9" officeooo:paragraph-rsid="0006f5a9" style:font-size-asian="12pt" style:language-asian="en" style:country-asian="IN" style:font-weight-asian="bold" style:font-name-complex="Courier New1" style:font-size-complex="12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style:font-name="Courier New" fo:font-size="12pt" fo:font-weight="bold" officeooo:rsid="0006f5a9" officeooo:paragraph-rsid="0008521c" style:font-size-asian="12pt" style:language-asian="en" style:country-asian="IN" style:font-weight-asian="bold" style:font-name-complex="Courier New1" style:font-size-complex="12pt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style:font-name="Courier New" fo:font-size="12pt" fo:font-weight="bold" officeooo:rsid="000b8af9" officeooo:paragraph-rsid="000b8af9" style:font-size-asian="12pt" style:language-asian="en" style:country-asian="IN" style:font-weight-asian="bold" style:font-name-complex="Courier New1" style:font-size-complex="12pt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style:font-name="Courier New" fo:font-size="12pt" fo:font-weight="bold" officeooo:rsid="000cec47" officeooo:paragraph-rsid="000cec47" style:font-size-asian="12pt" style:language-asian="en" style:country-asian="IN" style:font-weight-asian="bold" style:font-name-complex="Courier New1" style:font-size-complex="12pt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style:font-name="Courier New" fo:font-size="12pt" fo:font-weight="bold" officeooo:rsid="000cec47" officeooo:paragraph-rsid="000e8600" style:font-size-asian="12pt" style:language-asian="en" style:country-asian="IN" style:font-weight-asian="bold" style:font-name-complex="Courier New1" style:font-size-complex="12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style:font-name="Courier New" fo:font-size="12pt" fo:font-weight="bold" officeooo:rsid="000cec47" officeooo:paragraph-rsid="000cec47" style:font-size-asian="12pt" style:font-weight-asian="bold" style:font-name-complex="Courier New1" style:font-size-complex="12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Courier New" fo:font-size="12pt" fo:font-weight="bold" officeooo:rsid="000e8600" officeooo:paragraph-rsid="0012754d" style:font-size-asian="12pt" style:font-weight-asian="bold" style:font-name-complex="Courier New1" style:font-size-complex="12pt" style:font-weight-complex="bold"/>
    </style:style>
    <style:style style:name="P38" style:family="paragraph" style:parent-style-name="Plain_20_Text">
      <style:text-properties style:font-name="Courier New" fo:font-size="12pt" fo:font-weight="bold" officeooo:rsid="0008521c" officeooo:paragraph-rsid="0009cf1d" style:font-size-asian="12pt" style:font-weight-asian="bold" style:font-name-complex="Courier New1" style:font-size-complex="12pt" style:font-weight-complex="bold"/>
    </style:style>
    <style:style style:name="T1" style:family="text">
      <style:text-properties style:font-name="Courier New" fo:font-size="12pt" style:font-size-asian="12pt" style:language-asian="en" style:country-asian="IN" style:font-name-complex="Courier New1" style:font-size-complex="12pt"/>
    </style:style>
    <style:style style:name="T2" style:family="text">
      <style:text-properties style:font-name="Courier New" fo:font-size="12pt" officeooo:rsid="0002af45" style:font-size-asian="12pt" style:language-asian="en" style:country-asian="IN" style:font-name-complex="Courier New1" style:font-size-complex="12pt"/>
    </style:style>
    <style:style style:name="T3" style:family="text">
      <style:text-properties style:font-name="Courier New" fo:font-size="12pt" officeooo:rsid="0006f5a9" style:font-size-asian="12pt" style:language-asian="en" style:country-asian="IN" style:font-name-complex="Courier New1" style:font-size-complex="12pt"/>
    </style:style>
    <style:style style:name="T4" style:family="text">
      <style:text-properties style:font-name="Courier New" fo:font-size="12pt" officeooo:rsid="000cec47" style:font-size-asian="12pt" style:language-asian="en" style:country-asian="IN" style:font-name-complex="Courier New1" style:font-size-complex="12pt"/>
    </style:style>
    <style:style style:name="T5" style:family="text">
      <style:text-properties style:font-name="Courier New" fo:font-size="12pt" style:font-size-asian="12pt" style:font-name-complex="Courier New1" style:font-size-complex="12pt"/>
    </style:style>
    <style:style style:name="T6" style:family="text">
      <style:text-properties style:font-name="Courier New" fo:font-size="12pt" officeooo:rsid="0002af45" style:font-size-asian="12pt" style:font-name-complex="Courier New1" style:font-size-complex="12pt"/>
    </style:style>
    <style:style style:name="T7" style:family="text">
      <style:text-properties style:font-name="Courier New" fo:font-size="12pt" officeooo:rsid="0006f5a9" style:font-size-asian="12pt" style:font-name-complex="Courier New1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2af45"/>
    </style:style>
    <style:style style:name="T10" style:family="text">
      <style:text-properties officeooo:rsid="00060225"/>
    </style:style>
    <style:style style:name="T11" style:family="text">
      <style:text-properties officeooo:rsid="0006f5a9"/>
    </style:style>
    <style:style style:name="T12" style:family="text">
      <style:text-properties officeooo:rsid="000cec47"/>
    </style:style>
    <style:style style:name="T13" style:family="text">
      <style:text-properties officeooo:rsid="001640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text:span text:style-name="T13">Rollno – 6</text:span></text:p>
      <text:p text:style-name="P18">Batch -T1</text:p>
      <text:p text:style-name="P13"><text:s/>1</text:p>
      <text:p text:style-name="P2">show dbs</text:p>
      <text:p text:style-name="P1">admin <text:s text:c="3"/>0.000GB</text:p>
      <text:p text:style-name="P1">config <text:s text:c="2"/>0.000GB</text:p>
      <text:p text:style-name="P1">local <text:s text:c="3"/>0.000GB</text:p>
      <text:p text:style-name="P1">mydb <text:s text:c="4"/>0.000GB</text:p>
      <text:p text:style-name="P1">student <text:s/>0.000GB</text:p>
      <text:p text:style-name="P1">test <text:s text:c="4"/>0.000GB</text:p>
      <text:p text:style-name="P1">&gt; use student</text:p>
      <text:p text:style-name="P1">switched to db student</text:p>
      <text:p text:style-name="P1">&gt; db.student.find();</text:p>
      <text:p text:style-name="P1">{ "_id" : ObjectId("5ba33bfeea5e67cff3c5c080"), "stud_id" : 1, "name" : "sanjana", "per" : 80, "result" : "pass", "address" : "nashik", "d_o_a" : "12/06/2016" }</text:p>
      <text:p text:style-name="P1">{ "_id" : ObjectId("5ba33f23091393c46ad9c70b"), "stud_id" : 2, "name" : "pranali", "per" : 90, "result" : "pass", "address" : "mumbai", "d_o_a" : "12/09/2017" }</text:p>
      <text:p text:style-name="P1">{ "_id" : ObjectId("5ba34206091393c46ad9c70c"), "stud_id" : 3, "name" : "sonam", "per" : 95, "result" : "pass", "address" : "pune", "d_o_a" : "05/06/2015" }</text:p>
      <text:p text:style-name="P7"/>
      <text:p text:style-name="P1"><text:span text:style-name="T11">2 </text:span><text:s/><text:span text:style-name="T8">INSERT 15 records into collection</text:span></text:p>
      <text:p text:style-name="P3"/>
      <text:p text:style-name="P1">&gt; db.student.insert({stud_id:5,name:"mansi",per:55,result:"pass",address:"nashik",d_o_a:"7/08/2015"})</text:p>
      <text:p text:style-name="P1">WriteResult({ "nInserted" : 1 })</text:p>
      <text:p text:style-name="P1">&gt; db.student.insert({stud_id:6,name:"sakshi",per:75,result:"pass",address:"nashik",d_o_a:"7/12/2012"})</text:p>
      <text:p text:style-name="P1">WriteResult({ "nInserted" : 1 })</text:p>
      <text:p text:style-name="P1">&gt; db.student.insert({stud_id:7,name:"neha",per:30,result:"fail",address:"mumbai",d_o_a:"10/10/2013"})</text:p>
      <text:p text:style-name="P1">WriteResult({ "nInserted" : 1 })</text:p>
      <text:p text:style-name="P1">&gt; db.student.insert({stud_id:8,name:"krutika",per:85,result:"pass",address:"pune",d_o_a:"5/09/2014"})</text:p>
      <text:p text:style-name="P1">WriteResult({ "nInserted" : 1 })</text:p>
      <text:p text:style-name="P1">&gt; db.student.insert({stud_id:9,name:"shrutika",per:25,result:"fail",address:"nashik",d_o_a:"6/08/2018,age:16})</text:p>
      <text:p text:style-name="P1">WriteResult({ "nInserted" : 1 })</text:p>
      <text:p text:style-name="P1">&gt; db.student.insert({stud_id:10,name:"divya",per:60,result:"pass",address:"nashik",d_o_a:"7/7/2016",age:19”})</text:p>
      <text:p text:style-name="P1">2018-09-22T10:54:01.849+0530 E QUERY <text:s text:c="3"/>[js] SyntaxError: unterminated string literal @(shell):1:104</text:p>
      <text:p text:style-name="P1">&gt; db.student.insert({stud_id:10,name:"divya",per:60,result:"pass",address:"nashik",d_o_a:"7/7/2016",age:19})</text:p>
      <text:p text:style-name="P1">WriteResult({ "nInserted" : 1 })</text:p>
      <text:p text:style-name="P1"><text:soft-page-break/>&gt; db.student.insert({stud_id:11,name:"nilam",per:20,result:"fail",address:"mumbai",d_o_a:"7/9/2016",age:19})</text:p>
      <text:p text:style-name="P1">WriteResult({ "nInserted" : 1 })</text:p>
      <text:p text:style-name="P1">&gt; db.student.insert({stud_id:12,name:"rutuja",per:64,result:"pass",address:"mumbai",d_o_a:"5/9/2017"})</text:p>
      <text:p text:style-name="P1">WriteResult({ "nInserted" : 1 })</text:p>
      <text:p text:style-name="P1">&gt; db.student.insert({stud_id:13,name:"john",per:98,result:"pass",address:"pune",d_o_a:"7/3/2015"})</text:p>
      <text:p text:style-name="P1">WriteResult({ "nInserted" : 1 })</text:p>
      <text:p text:style-name="P1">&gt; db.student.insert({stud_id:14,name:"sam",per:58,result:"pass",address:"nashik",d_o_a:"9/5/2014,age:14"})</text:p>
      <text:p text:style-name="P1">WriteResult({ "nInserted" : 1 })</text:p>
      <text:p text:style-name="P1">&gt; db.student.insert({stud_id:15,name:"dean",per:24,result:"fail",address:"mumbai",d_o_a:"12/9/2017,age:15"})</text:p>
      <text:p text:style-name="P1">WriteResult({ "nInserted" : 1 })</text:p>
      <text:p text:style-name="P1"/>
      <text:p text:style-name="P1"/>
      <text:p text:style-name="P19"><text:span text:style-name="T3">3</text:span><text:span text:style-name="T2"> </text:span><text:span text:style-name="T1">Display documents using pretty function</text:span></text:p>
      <text:p text:style-name="P1"/>
      <text:p text:style-name="P1"><text:s/>db.student.find().pretty()</text:p>
      <text:p text:style-name="P1">{</text:p>
      <text:p text:style-name="P1"><text:tab/>"_id" : ObjectId("5ba33bfeea5e67cff3c5c080"),</text:p>
      <text:p text:style-name="P1"><text:tab/>"stud_id" : 1,</text:p>
      <text:p text:style-name="P1"><text:tab/>"name" : "sanjana",</text:p>
      <text:p text:style-name="P1"><text:tab/>"per" : 80,</text:p>
      <text:p text:style-name="P1"><text:tab/>"result" : "pass",</text:p>
      <text:p text:style-name="P1"><text:tab/>"address" : "nashik",</text:p>
      <text:p text:style-name="P1"><text:tab/>"d_o_a" : "12/06/2016"</text:p>
      <text:p text:style-name="P1">}</text:p>
      <text:p text:style-name="P1">{</text:p>
      <text:p text:style-name="P1"><text:tab/>"_id" : ObjectId("5ba33f23091393c46ad9c70b"),</text:p>
      <text:p text:style-name="P1"><text:tab/>"stud_id" : 2,</text:p>
      <text:p text:style-name="P1"><text:tab/>"name" : "pranali",</text:p>
      <text:p text:style-name="P1"><text:tab/>"per" : 90,</text:p>
      <text:p text:style-name="P1"><text:tab/>"result" : "pass",</text:p>
      <text:p text:style-name="P1"><text:tab/>"address" : "mumbai",</text:p>
      <text:p text:style-name="P1"><text:tab/>"d_o_a" : "12/09/2017"</text:p>
      <text:p text:style-name="P1">}</text:p>
      <text:p text:style-name="P1">{</text:p>
      <text:p text:style-name="P1"><text:tab/>"_id" : ObjectId("5ba34206091393c46ad9c70c"),</text:p>
      <text:p text:style-name="P1"><text:tab/>"stud_id" : 3,</text:p>
      <text:p text:style-name="P1"><text:tab/>"name" : "sonam",</text:p>
      <text:p text:style-name="P1"><text:tab/>"per" : 95,</text:p>
      <text:p text:style-name="P1"><text:tab/>"result" : "pass",</text:p>
      <text:p text:style-name="P1"><text:tab/>"address" : "pune",</text:p>
      <text:p text:style-name="P1"><text:tab/>"d_o_a" : "05/06/2015"</text:p>
      <text:p text:style-name="P1">}</text:p>
      <text:p text:style-name="P1">{</text:p>
      <text:p text:style-name="P1"><text:soft-page-break/><text:tab/>"_id" : ObjectId("5ba5ce867acd368ef6652610"),</text:p>
      <text:p text:style-name="P1"><text:tab/>"stud_id" : 4,</text:p>
      <text:p text:style-name="P1"><text:tab/>"name" : "disha",</text:p>
      <text:p text:style-name="P1"><text:tab/>"per" : 65,</text:p>
      <text:p text:style-name="P1"><text:tab/>"result" : "pass",</text:p>
      <text:p text:style-name="P1"><text:tab/>"address" : "nashik",</text:p>
      <text:p text:style-name="P1"><text:tab/>"d_o_a" : "7/08/2015"</text:p>
      <text:p text:style-name="P1">}</text:p>
      <text:p text:style-name="P1">{</text:p>
      <text:p text:style-name="P1"><text:tab/>"_id" : ObjectId("5ba5cf897acd368ef6652611"),</text:p>
      <text:p text:style-name="P1"><text:tab/>"stud_id" : 5,</text:p>
      <text:p text:style-name="P1"><text:tab/>"name" : "mansi",</text:p>
      <text:p text:style-name="P1"><text:tab/>"per" : 55,</text:p>
      <text:p text:style-name="P1"><text:tab/>"result" : "pass",</text:p>
      <text:p text:style-name="P1"><text:tab/>"address" : "nashik",</text:p>
      <text:p text:style-name="P1"><text:tab/>"d_o_a" : "7/08/2015"</text:p>
      <text:p text:style-name="P1">}</text:p>
      <text:p text:style-name="P1">{</text:p>
      <text:p text:style-name="P1"><text:tab/>"_id" : ObjectId("5ba5cfcd7acd368ef6652612"),</text:p>
      <text:p text:style-name="P1"><text:tab/>"stud_id" : 6,</text:p>
      <text:p text:style-name="P1"><text:tab/>"name" : "sakshi",</text:p>
      <text:p text:style-name="P1"><text:tab/>"per" : 75,</text:p>
      <text:p text:style-name="P1"><text:tab/>"result" : "pass",</text:p>
      <text:p text:style-name="P1"><text:tab/>"address" : "nashik",</text:p>
      <text:p text:style-name="P1"><text:tab/>"d_o_a" : "7/12/2012"</text:p>
      <text:p text:style-name="P1">}</text:p>
      <text:p text:style-name="P1">{</text:p>
      <text:p text:style-name="P1"><text:tab/>"_id" : ObjectId("5ba5d0af7acd368ef6652613"),</text:p>
      <text:p text:style-name="P1"><text:tab/>"stud_id" : 7,</text:p>
      <text:p text:style-name="P1"><text:tab/>"name" : "neha",</text:p>
      <text:p text:style-name="P1"><text:tab/>"per" : 30,</text:p>
      <text:p text:style-name="P1"><text:tab/>"result" : "fail",</text:p>
      <text:p text:style-name="P1"><text:tab/>"address" : "mumbai",</text:p>
      <text:p text:style-name="P1"><text:tab/>"d_o_a" : "10/10/2013"</text:p>
      <text:p text:style-name="P1">}</text:p>
      <text:p text:style-name="P1">{</text:p>
      <text:p text:style-name="P1"><text:tab/>"_id" : ObjectId("5ba5d0f07acd368ef6652614"),</text:p>
      <text:p text:style-name="P1"><text:tab/>"stud_id" : 8,</text:p>
      <text:p text:style-name="P1"><text:tab/>"name" : "krutika",</text:p>
      <text:p text:style-name="P1"><text:tab/>"per" : 85,</text:p>
      <text:p text:style-name="P1"><text:tab/>"result" : "pass",</text:p>
      <text:p text:style-name="P1"><text:tab/>"address" : "pune",</text:p>
      <text:p text:style-name="P1"><text:tab/>"d_o_a" : "5/09/2014"</text:p>
      <text:p text:style-name="P1">}</text:p>
      <text:p text:style-name="P1">{</text:p>
      <text:p text:style-name="P1"><text:tab/>"_id" : ObjectId("5ba5d1387acd368ef6652615"),</text:p>
      <text:p text:style-name="P1"><text:tab/>"stud_id" : 9,</text:p>
      <text:p text:style-name="P1"><text:tab/>"name" : "shrutika",</text:p>
      <text:p text:style-name="P1"><text:tab/>"per" : 25,</text:p>
      <text:p text:style-name="P1"><text:tab/>"result" : "fail",</text:p>
      <text:p text:style-name="P1"><text:tab/>"address" : "nashik",</text:p>
      <text:p text:style-name="P1"><text:tab/>"d_o_a" : "6/08/2018,age:16"</text:p>
      <text:p text:style-name="P1"><text:soft-page-break/>}</text:p>
      <text:p text:style-name="P1">{</text:p>
      <text:p text:style-name="P1"><text:tab/>"_id" : ObjectId("5ba5d1f97acd368ef6652616"),</text:p>
      <text:p text:style-name="P1"><text:tab/>"stud_id" : 10,</text:p>
      <text:p text:style-name="P1"><text:tab/>"name" : "divya",</text:p>
      <text:p text:style-name="P1"><text:tab/>"per" : 60,</text:p>
      <text:p text:style-name="P1"><text:tab/>"result" : "pass",</text:p>
      <text:p text:style-name="P1"><text:tab/>"address" : "nashik",</text:p>
      <text:p text:style-name="P1"><text:tab/>"d_o_a" : "7/7/2016",</text:p>
      <text:p text:style-name="P1"><text:tab/>"age" : 19</text:p>
      <text:p text:style-name="P1">}</text:p>
      <text:p text:style-name="P1">{</text:p>
      <text:p text:style-name="P1"><text:tab/>"_id" : ObjectId("5ba5d2717acd368ef6652617"),</text:p>
      <text:p text:style-name="P1"><text:tab/>"stud_id" : 11,</text:p>
      <text:p text:style-name="P1"><text:tab/>"name" : "nilam",</text:p>
      <text:p text:style-name="P1"><text:tab/>"per" : 20,</text:p>
      <text:p text:style-name="P1"><text:tab/>"result" : "fail",</text:p>
      <text:p text:style-name="P1"><text:tab/>"address" : "mumbai",</text:p>
      <text:p text:style-name="P1"><text:tab/>"d_o_a" : "7/9/2016",</text:p>
      <text:p text:style-name="P1"><text:tab/>"age" : 19</text:p>
      <text:p text:style-name="P1">}</text:p>
      <text:p text:style-name="P1">{</text:p>
      <text:p text:style-name="P1"><text:tab/>"_id" : ObjectId("5ba5d2a67acd368ef6652618"),</text:p>
      <text:p text:style-name="P1"><text:tab/>"stud_id" : 12,</text:p>
      <text:p text:style-name="P1"><text:tab/>"name" : "rutuja",</text:p>
      <text:p text:style-name="P1"><text:tab/>"per" : 64,</text:p>
      <text:p text:style-name="P1"><text:tab/>"result" : "pass",</text:p>
      <text:p text:style-name="P1"><text:tab/>"address" : "mumbai",</text:p>
      <text:p text:style-name="P1"><text:tab/>"d_o_a" : "5/9/2017"</text:p>
      <text:p text:style-name="P1">}</text:p>
      <text:p text:style-name="P1">{</text:p>
      <text:p text:style-name="P1"><text:tab/>"_id" : ObjectId("5ba5d2e47acd368ef6652619"),</text:p>
      <text:p text:style-name="P1"><text:tab/>"stud_id" : 13,</text:p>
      <text:p text:style-name="P1"><text:tab/>"name" : "john",</text:p>
      <text:p text:style-name="P1"><text:tab/>"per" : 98,</text:p>
      <text:p text:style-name="P1"><text:tab/>"result" : "pass",</text:p>
      <text:p text:style-name="P1"><text:tab/>"address" : "pune",</text:p>
      <text:p text:style-name="P1"><text:tab/>"d_o_a" : "7/3/2015"</text:p>
      <text:p text:style-name="P1">}</text:p>
      <text:p text:style-name="P1">{</text:p>
      <text:p text:style-name="P1"><text:tab/>"_id" : ObjectId("5ba5d33f7acd368ef665261a"),</text:p>
      <text:p text:style-name="P1"><text:tab/>"stud_id" : 14,</text:p>
      <text:p text:style-name="P1"><text:tab/>"name" : "sam",</text:p>
      <text:p text:style-name="P1"><text:tab/>"per" : 58,</text:p>
      <text:p text:style-name="P1"><text:tab/>"result" : "pass",</text:p>
      <text:p text:style-name="P1"><text:tab/>"address" : "nashik",</text:p>
      <text:p text:style-name="P1"><text:tab/>"d_o_a" : "9/5/2014,age:14"</text:p>
      <text:p text:style-name="P1">}</text:p>
      <text:p text:style-name="P1">{</text:p>
      <text:p text:style-name="P1"><text:tab/>"_id" : ObjectId("5ba5d3f07acd368ef665261b"),</text:p>
      <text:p text:style-name="P1"><text:tab/>"stud_id" : 15,</text:p>
      <text:p text:style-name="P1"><text:tab/>"name" : "dean",</text:p>
      <text:p text:style-name="P1"><text:soft-page-break/><text:tab/>"per" : 24,</text:p>
      <text:p text:style-name="P1"><text:tab/>"result" : "fail",</text:p>
      <text:p text:style-name="P1"><text:tab/>"address" : "mumbai",</text:p>
      <text:p text:style-name="P1"><text:tab/>"d_o_a" : "12/9/2017,age:15"</text:p>
      <text:p text:style-name="P1">}</text:p>
      <text:p text:style-name="P1"/>
      <text:p text:style-name="P1"/>
      <text:p text:style-name="P19"><text:span text:style-name="T3">4</text:span><text:span text:style-name="T2"> </text:span><text:span text:style-name="T1">Find percentage &gt; 61</text:span></text:p>
      <text:p text:style-name="P1"/>
      <text:p text:style-name="P1"/>
      <text:p text:style-name="P1">&gt; db.student.find({"per":{$gt:61}}).pretty()</text:p>
      <text:p text:style-name="P1">{</text:p>
      <text:p text:style-name="P1"><text:tab/>"_id" : ObjectId("5ba33bfeea5e67cff3c5c080"),</text:p>
      <text:p text:style-name="P1"><text:tab/>"stud_id" : 1,</text:p>
      <text:p text:style-name="P1"><text:tab/>"name" : "sanjana",</text:p>
      <text:p text:style-name="P1"><text:tab/>"per" : 80,</text:p>
      <text:p text:style-name="P1"><text:tab/>"result" : "pass",</text:p>
      <text:p text:style-name="P1"><text:tab/>"address" : "nashik",</text:p>
      <text:p text:style-name="P1"><text:tab/>"d_o_a" : "12/06/2016"</text:p>
      <text:p text:style-name="P1">}</text:p>
      <text:p text:style-name="P1">{</text:p>
      <text:p text:style-name="P1"><text:tab/>"_id" : ObjectId("5ba33f23091393c46ad9c70b"),</text:p>
      <text:p text:style-name="P1"><text:tab/>"stud_id" : 2,</text:p>
      <text:p text:style-name="P1"><text:tab/>"name" : "pranali",</text:p>
      <text:p text:style-name="P1"><text:tab/>"per" : 90,</text:p>
      <text:p text:style-name="P1"><text:tab/>"result" : "pass",</text:p>
      <text:p text:style-name="P1"><text:tab/>"address" : "mumbai",</text:p>
      <text:p text:style-name="P1"><text:tab/>"d_o_a" : "12/09/2017"</text:p>
      <text:p text:style-name="P1">}</text:p>
      <text:p text:style-name="P1">{</text:p>
      <text:p text:style-name="P1"><text:tab/>"_id" : ObjectId("5ba34206091393c46ad9c70c"),</text:p>
      <text:p text:style-name="P1"><text:tab/>"stud_id" : 3,</text:p>
      <text:p text:style-name="P1"><text:tab/>"name" : "sonam",</text:p>
      <text:p text:style-name="P1"><text:tab/>"per" : 95,</text:p>
      <text:p text:style-name="P1"><text:tab/>"result" : "pass",</text:p>
      <text:p text:style-name="P1"><text:tab/>"address" : "pune",</text:p>
      <text:p text:style-name="P1"><text:tab/>"d_o_a" : "05/06/2015"</text:p>
      <text:p text:style-name="P1">}</text:p>
      <text:p text:style-name="P1">{</text:p>
      <text:p text:style-name="P1"><text:tab/>"_id" : ObjectId("5ba5ce867acd368ef6652610"),</text:p>
      <text:p text:style-name="P1"><text:tab/>"stud_id" : 4,</text:p>
      <text:p text:style-name="P1"><text:tab/>"name" : "disha",</text:p>
      <text:p text:style-name="P1"><text:tab/>"per" : 65,</text:p>
      <text:p text:style-name="P1"><text:tab/>"result" : "pass",</text:p>
      <text:p text:style-name="P1"><text:tab/>"address" : "nashik",</text:p>
      <text:p text:style-name="P1"><text:tab/>"d_o_a" : "7/08/2015"</text:p>
      <text:p text:style-name="P1">}</text:p>
      <text:p text:style-name="P1">{</text:p>
      <text:p text:style-name="P1"><text:tab/>"_id" : ObjectId("5ba5cfcd7acd368ef6652612"),</text:p>
      <text:p text:style-name="P1"><text:tab/>"stud_id" : 6,</text:p>
      <text:p text:style-name="P1"><text:tab/>"name" : "sakshi",</text:p>
      <text:p text:style-name="P1"><text:tab/>"per" : 75,</text:p>
      <text:p text:style-name="P1"><text:soft-page-break/><text:tab/>"result" : "pass",</text:p>
      <text:p text:style-name="P1"><text:tab/>"address" : "nashik",</text:p>
      <text:p text:style-name="P1"><text:tab/>"d_o_a" : "7/12/2012"</text:p>
      <text:p text:style-name="P1">}</text:p>
      <text:p text:style-name="P1">{</text:p>
      <text:p text:style-name="P1"><text:tab/>"_id" : ObjectId("5ba5d0f07acd368ef6652614"),</text:p>
      <text:p text:style-name="P1"><text:tab/>"stud_id" : 8,</text:p>
      <text:p text:style-name="P1"><text:tab/>"name" : "krutika",</text:p>
      <text:p text:style-name="P1"><text:tab/>"per" : 85,</text:p>
      <text:p text:style-name="P1"><text:tab/>"result" : "pass",</text:p>
      <text:p text:style-name="P1"><text:tab/>"address" : "pune",</text:p>
      <text:p text:style-name="P1"><text:tab/>"d_o_a" : "5/09/2014"</text:p>
      <text:p text:style-name="P1">}</text:p>
      <text:p text:style-name="P1">{</text:p>
      <text:p text:style-name="P1"><text:tab/>"_id" : ObjectId("5ba5d2a67acd368ef6652618"),</text:p>
      <text:p text:style-name="P1"><text:tab/>"stud_id" : 12,</text:p>
      <text:p text:style-name="P1"><text:tab/>"name" : "rutuja",</text:p>
      <text:p text:style-name="P1"><text:tab/>"per" : 64,</text:p>
      <text:p text:style-name="P1"><text:tab/>"result" : "pass",</text:p>
      <text:p text:style-name="P1"><text:tab/>"address" : "mumbai",</text:p>
      <text:p text:style-name="P1"><text:tab/>"d_o_a" : "5/9/2017"</text:p>
      <text:p text:style-name="P1">}</text:p>
      <text:p text:style-name="P1">{</text:p>
      <text:p text:style-name="P1"><text:tab/>"_id" : ObjectId("5ba5d2e47acd368ef6652619"),</text:p>
      <text:p text:style-name="P1"><text:tab/>"stud_id" : 13,</text:p>
      <text:p text:style-name="P1"><text:tab/>"name" : "john",</text:p>
      <text:p text:style-name="P1"><text:tab/>"per" : 98,</text:p>
      <text:p text:style-name="P1"><text:tab/>"result" : "pass",</text:p>
      <text:p text:style-name="P1"><text:tab/>"address" : "pune",</text:p>
      <text:p text:style-name="P1"><text:tab/>"d_o_a" : "7/3/2015"</text:p>
      <text:p text:style-name="P1">}</text:p>
      <text:p text:style-name="P1"/>
      <text:p text:style-name="P3"/>
      <text:p text:style-name="P19"><text:span text:style-name="T7">5</text:span><text:span text:style-name="T6">.</text:span><text:span text:style-name="T5">Display all document having age &gt;15</text:span></text:p>
      <text:p text:style-name="P3"/>
      <text:p text:style-name="P1">&gt; db.student.find({"age":{$gt:15}}).pretty()</text:p>
      <text:p text:style-name="P1">{</text:p>
      <text:p text:style-name="P1"><text:tab/>"_id" : ObjectId("5ba5d1f97acd368ef6652616"),</text:p>
      <text:p text:style-name="P1"><text:tab/>"stud_id" : 10,</text:p>
      <text:p text:style-name="P1"><text:tab/>"name" : "divya",</text:p>
      <text:p text:style-name="P1"><text:tab/>"per" : 60,</text:p>
      <text:p text:style-name="P1"><text:tab/>"result" : "pass",</text:p>
      <text:p text:style-name="P1"><text:tab/>"address" : "nashik",</text:p>
      <text:p text:style-name="P1"><text:tab/>"d_o_a" : "7/7/2016",</text:p>
      <text:p text:style-name="P1"><text:tab/>"age" : 19</text:p>
      <text:p text:style-name="P1">}</text:p>
      <text:p text:style-name="P1">{</text:p>
      <text:p text:style-name="P1"><text:tab/>"_id" : ObjectId("5ba5d2717acd368ef6652617"),</text:p>
      <text:p text:style-name="P1"><text:tab/>"stud_id" : 11,</text:p>
      <text:p text:style-name="P1"><text:tab/>"name" : "nilam",</text:p>
      <text:p text:style-name="P1"><text:tab/>"per" : 20,</text:p>
      <text:p text:style-name="P1"><text:tab/>"result" : "fail",</text:p>
      <text:p text:style-name="P1"><text:soft-page-break/><text:tab/>"address" : "mumbai",</text:p>
      <text:p text:style-name="P1"><text:tab/>"d_o_a" : "7/9/2016",</text:p>
      <text:p text:style-name="P1"><text:tab/>"age" : 19</text:p>
      <text:p text:style-name="P1">}</text:p>
      <text:p text:style-name="P1"/>
      <text:p text:style-name="P20"><text:span text:style-name="T3">6 </text:span><text:span text:style-name="T1">Find student whose status is pass &amp; percentage are 65</text:span></text:p>
      <text:p text:style-name="P1"/>
      <text:p text:style-name="P1"/>
      <text:p text:style-name="P8">db.student.find({$and:[{result:"pass"},{per:65}]}).pretty()</text:p>
      <text:p text:style-name="P8">{</text:p>
      <text:p text:style-name="P8"><text:tab/>"_id" : ObjectId("5ba5ce867acd368ef6652610"),</text:p>
      <text:p text:style-name="P8"><text:tab/>"stud_id" : 4,</text:p>
      <text:p text:style-name="P8"><text:tab/>"name" : "disha",</text:p>
      <text:p text:style-name="P8"><text:tab/>"per" : 65,</text:p>
      <text:p text:style-name="P8"><text:tab/>"result" : "pass",</text:p>
      <text:p text:style-name="P8"><text:tab/>"address" : "nashik",</text:p>
      <text:p text:style-name="P8"><text:tab/>"d_o_a" : "7/08/2015"</text:p>
      <text:p text:style-name="P8">}</text:p>
      <text:p text:style-name="P8"/>
      <text:p text:style-name="P8"/>
      <text:p text:style-name="P21"><text:span text:style-name="T1"><text:s/></text:span><text:span text:style-name="T3">7</text:span><text:span text:style-name="T2"> </text:span><text:span text:style-name="T1">Find student whose id is 12</text:span></text:p>
      <text:p text:style-name="P29"/>
      <text:p text:style-name="P8">&gt; db.student.find({"stud_id":12}).pretty()</text:p>
      <text:p text:style-name="P8">{</text:p>
      <text:p text:style-name="P8"><text:tab/>"_id" : ObjectId("5ba5d2a67acd368ef6652618"),</text:p>
      <text:p text:style-name="P8"><text:tab/>"stud_id" : 12,</text:p>
      <text:p text:style-name="P8"><text:tab/>"name" : "rutuja",</text:p>
      <text:p text:style-name="P8"><text:tab/>"per" : 64,</text:p>
      <text:p text:style-name="P8"><text:tab/>"result" : "pass",</text:p>
      <text:p text:style-name="P8"><text:tab/>"address" : "mumbai",</text:p>
      <text:p text:style-name="P8"><text:tab/>"d_o_a" : "5/9/2017"</text:p>
      <text:p text:style-name="P8">}</text:p>
      <text:p text:style-name="P8"/>
      <text:p text:style-name="P8"/>
      <text:p text:style-name="P22"><text:span text:style-name="T3">8</text:span><text:span text:style-name="T1">. Order students on percentage in descending order</text:span></text:p>
      <text:p text:style-name="P8"><text:s text:c="6"/>********** <text:s/>-<text:span text:style-name="T9">1 is for descending &amp; 1 is for ascending</text:span></text:p>
      <text:p text:style-name="P8"/>
      <text:p text:style-name="P8"/>
      <text:p text:style-name="P9">&gt; db.student.find().sort({per:-1}).pretty()</text:p>
      <text:p text:style-name="P9">{</text:p>
      <text:p text:style-name="P9"><text:tab/>"_id" : ObjectId("5ba5d2e47acd368ef6652619"),</text:p>
      <text:p text:style-name="P9"><text:tab/>"stud_id" : 13,</text:p>
      <text:p text:style-name="P9"><text:tab/>"name" : "john",</text:p>
      <text:p text:style-name="P9"><text:tab/>"per" : 98,</text:p>
      <text:p text:style-name="P9"><text:tab/>"result" : "pass",</text:p>
      <text:p text:style-name="P9"><text:tab/>"address" : "pune",</text:p>
      <text:p text:style-name="P9"><text:tab/>"d_o_a" : "7/3/2015"</text:p>
      <text:p text:style-name="P9">}</text:p>
      <text:p text:style-name="P9">{</text:p>
      <text:p text:style-name="P9"><text:tab/>"_id" : ObjectId("5ba34206091393c46ad9c70c"),</text:p>
      <text:p text:style-name="P9"><text:tab/>"stud_id" : 3,</text:p>
      <text:p text:style-name="P9"><text:tab/>"name" : "sonam",</text:p>
      <text:p text:style-name="P9"><text:soft-page-break/><text:tab/>"per" : 95,</text:p>
      <text:p text:style-name="P9"><text:tab/>"result" : "pass",</text:p>
      <text:p text:style-name="P9"><text:tab/>"address" : "pune",</text:p>
      <text:p text:style-name="P9"><text:tab/>"d_o_a" : "05/06/2015"</text:p>
      <text:p text:style-name="P9">}</text:p>
      <text:p text:style-name="P9">{</text:p>
      <text:p text:style-name="P9"><text:tab/>"_id" : ObjectId("5ba33f23091393c46ad9c70b"),</text:p>
      <text:p text:style-name="P9"><text:tab/>"stud_id" : 2,</text:p>
      <text:p text:style-name="P9"><text:tab/>"name" : "pranali",</text:p>
      <text:p text:style-name="P9"><text:tab/>"per" : 90,</text:p>
      <text:p text:style-name="P9"><text:tab/>"result" : "pass",</text:p>
      <text:p text:style-name="P9"><text:tab/>"address" : "mumbai",</text:p>
      <text:p text:style-name="P9"><text:tab/>"d_o_a" : "12/09/2017"</text:p>
      <text:p text:style-name="P9">}</text:p>
      <text:p text:style-name="P9">{</text:p>
      <text:p text:style-name="P9"><text:tab/>"_id" : ObjectId("5ba5d0f07acd368ef6652614"),</text:p>
      <text:p text:style-name="P9"><text:tab/>"stud_id" : 8,</text:p>
      <text:p text:style-name="P9"><text:tab/>"name" : "krutika",</text:p>
      <text:p text:style-name="P9"><text:tab/>"per" : 85,</text:p>
      <text:p text:style-name="P9"><text:tab/>"result" : "pass",</text:p>
      <text:p text:style-name="P9"><text:tab/>"address" : "pune",</text:p>
      <text:p text:style-name="P9"><text:tab/>"d_o_a" : "5/09/2014"</text:p>
      <text:p text:style-name="P9">}</text:p>
      <text:p text:style-name="P9">{</text:p>
      <text:p text:style-name="P9"><text:tab/>"_id" : ObjectId("5ba33bfeea5e67cff3c5c080"),</text:p>
      <text:p text:style-name="P9"><text:tab/>"stud_id" : 1,</text:p>
      <text:p text:style-name="P9"><text:tab/>"name" : "sanjana",</text:p>
      <text:p text:style-name="P9"><text:tab/>"per" : 80,</text:p>
      <text:p text:style-name="P9"><text:tab/>"result" : "pass",</text:p>
      <text:p text:style-name="P9"><text:tab/>"address" : "nashik",</text:p>
      <text:p text:style-name="P9"><text:tab/>"d_o_a" : "12/06/2016"</text:p>
      <text:p text:style-name="P9">}</text:p>
      <text:p text:style-name="P9">{</text:p>
      <text:p text:style-name="P9"><text:tab/>"_id" : ObjectId("5ba5cfcd7acd368ef6652612"),</text:p>
      <text:p text:style-name="P9"><text:tab/>"stud_id" : 6,</text:p>
      <text:p text:style-name="P9"><text:tab/>"name" : "sakshi",</text:p>
      <text:p text:style-name="P9"><text:tab/>"per" : 75,</text:p>
      <text:p text:style-name="P9"><text:tab/>"result" : "pass",</text:p>
      <text:p text:style-name="P9"><text:tab/>"address" : "nashik",</text:p>
      <text:p text:style-name="P9"><text:tab/>"d_o_a" : "7/12/2012"</text:p>
      <text:p text:style-name="P9">}</text:p>
      <text:p text:style-name="P9">{</text:p>
      <text:p text:style-name="P9"><text:tab/>"_id" : ObjectId("5ba5ce867acd368ef6652610"),</text:p>
      <text:p text:style-name="P9"><text:tab/>"stud_id" : 4,</text:p>
      <text:p text:style-name="P9"><text:tab/>"name" : "disha",</text:p>
      <text:p text:style-name="P9"><text:tab/>"per" : 65,</text:p>
      <text:p text:style-name="P9"><text:tab/>"result" : "pass",</text:p>
      <text:p text:style-name="P9"><text:tab/>"address" : "nashik",</text:p>
      <text:p text:style-name="P9"><text:tab/>"d_o_a" : "7/08/2015"</text:p>
      <text:p text:style-name="P9">}</text:p>
      <text:p text:style-name="P9">{</text:p>
      <text:p text:style-name="P9"><text:tab/>"_id" : ObjectId("5ba5d2a67acd368ef6652618"),</text:p>
      <text:p text:style-name="P9"><text:soft-page-break/><text:tab/>"stud_id" : 12,</text:p>
      <text:p text:style-name="P9"><text:tab/>"name" : "rutuja",</text:p>
      <text:p text:style-name="P9"><text:tab/>"per" : 64,</text:p>
      <text:p text:style-name="P9"><text:tab/>"result" : "pass",</text:p>
      <text:p text:style-name="P9"><text:tab/>"address" : "mumbai",</text:p>
      <text:p text:style-name="P9"><text:tab/>"d_o_a" : "5/9/2017"</text:p>
      <text:p text:style-name="P9">}</text:p>
      <text:p text:style-name="P9">{</text:p>
      <text:p text:style-name="P9"><text:tab/>"_id" : ObjectId("5ba5d1f97acd368ef6652616"),</text:p>
      <text:p text:style-name="P9"><text:tab/>"stud_id" : 10,</text:p>
      <text:p text:style-name="P9"><text:tab/>"name" : "divya",</text:p>
      <text:p text:style-name="P9"><text:tab/>"per" : 60,</text:p>
      <text:p text:style-name="P9"><text:tab/>"result" : "pass",</text:p>
      <text:p text:style-name="P9"><text:tab/>"address" : "nashik",</text:p>
      <text:p text:style-name="P9"><text:tab/>"d_o_a" : "7/7/2016",</text:p>
      <text:p text:style-name="P9"><text:tab/>"age" : 19</text:p>
      <text:p text:style-name="P9">}</text:p>
      <text:p text:style-name="P9">{</text:p>
      <text:p text:style-name="P9"><text:tab/>"_id" : ObjectId("5ba5d33f7acd368ef665261a"),</text:p>
      <text:p text:style-name="P9"><text:tab/>"stud_id" : 14,</text:p>
      <text:p text:style-name="P9"><text:tab/>"name" : "sam",</text:p>
      <text:p text:style-name="P9"><text:tab/>"per" : 58,</text:p>
      <text:p text:style-name="P9"><text:tab/>"result" : "pass",</text:p>
      <text:p text:style-name="P9"><text:tab/>"address" : "nashik",</text:p>
      <text:p text:style-name="P9"><text:tab/>"d_o_a" : "9/5/2014,age:14"</text:p>
      <text:p text:style-name="P9">}</text:p>
      <text:p text:style-name="P9">{</text:p>
      <text:p text:style-name="P9"><text:tab/>"_id" : ObjectId("5ba5cf897acd368ef6652611"),</text:p>
      <text:p text:style-name="P9"><text:tab/>"stud_id" : 5,</text:p>
      <text:p text:style-name="P9"><text:tab/>"name" : "mansi",</text:p>
      <text:p text:style-name="P9"><text:tab/>"per" : 55,</text:p>
      <text:p text:style-name="P9"><text:tab/>"result" : "pass",</text:p>
      <text:p text:style-name="P9"><text:tab/>"address" : "nashik",</text:p>
      <text:p text:style-name="P9"><text:tab/>"d_o_a" : "7/08/2015"</text:p>
      <text:p text:style-name="P9">}</text:p>
      <text:p text:style-name="P9">{</text:p>
      <text:p text:style-name="P9"><text:tab/>"_id" : ObjectId("5ba5d0af7acd368ef6652613"),</text:p>
      <text:p text:style-name="P9"><text:tab/>"stud_id" : 7,</text:p>
      <text:p text:style-name="P9"><text:tab/>"name" : "neha",</text:p>
      <text:p text:style-name="P9"><text:tab/>"per" : 30,</text:p>
      <text:p text:style-name="P9"><text:tab/>"result" : "fail",</text:p>
      <text:p text:style-name="P9"><text:tab/>"address" : "mumbai",</text:p>
      <text:p text:style-name="P9"><text:tab/>"d_o_a" : "10/10/2013"</text:p>
      <text:p text:style-name="P9">}</text:p>
      <text:p text:style-name="P9">{</text:p>
      <text:p text:style-name="P9"><text:tab/>"_id" : ObjectId("5ba5d1387acd368ef6652615"),</text:p>
      <text:p text:style-name="P9"><text:tab/>"stud_id" : 9,</text:p>
      <text:p text:style-name="P9"><text:tab/>"name" : "shrutika",</text:p>
      <text:p text:style-name="P9"><text:tab/>"per" : 25,</text:p>
      <text:p text:style-name="P9"><text:tab/>"result" : "fail",</text:p>
      <text:p text:style-name="P9"><text:tab/>"address" : "nashik",</text:p>
      <text:p text:style-name="P9"><text:tab/>"d_o_a" : "6/08/2018,age:16"</text:p>
      <text:p text:style-name="P9"><text:soft-page-break/>}</text:p>
      <text:p text:style-name="P9">{</text:p>
      <text:p text:style-name="P9"><text:tab/>"_id" : ObjectId("5ba5d3f07acd368ef665261b"),</text:p>
      <text:p text:style-name="P9"><text:tab/>"stud_id" : 15,</text:p>
      <text:p text:style-name="P9"><text:tab/>"name" : "dean",</text:p>
      <text:p text:style-name="P9"><text:tab/>"per" : 24,</text:p>
      <text:p text:style-name="P9"><text:tab/>"result" : "fail",</text:p>
      <text:p text:style-name="P9"><text:tab/>"address" : "mumbai",</text:p>
      <text:p text:style-name="P9"><text:tab/>"d_o_a" : "12/9/2017,age:15"</text:p>
      <text:p text:style-name="P9">}</text:p>
      <text:p text:style-name="P9">{</text:p>
      <text:p text:style-name="P9"><text:tab/>"_id" : ObjectId("5ba5d2717acd368ef6652617"),</text:p>
      <text:p text:style-name="P9"><text:tab/>"stud_id" : 11,</text:p>
      <text:p text:style-name="P9"><text:tab/>"name" : "nilam",</text:p>
      <text:p text:style-name="P9"><text:tab/>"per" : 20,</text:p>
      <text:p text:style-name="P9"><text:tab/>"result" : "fail",</text:p>
      <text:p text:style-name="P9"><text:tab/>"address" : "mumbai",</text:p>
      <text:p text:style-name="P9"><text:tab/>"d_o_a" : "7/9/2016",</text:p>
      <text:p text:style-name="P9"><text:tab/>"age" : 19</text:p>
      <text:p text:style-name="P9">}</text:p>
      <text:p text:style-name="P9">&gt; </text:p>
      <text:p text:style-name="P8"/>
      <text:p text:style-name="P8"/>
      <text:p text:style-name="P4"><text:span text:style-name="T10">10 </text:span>. <text:span text:style-name="T1">Display data of topper student</text:span></text:p>
      <text:p text:style-name="P17"/>
      <text:p text:style-name="P10"><text:s/>db.student.find().sort({per:-1}).limit(1).pretty()</text:p>
      <text:p text:style-name="P10">{</text:p>
      <text:p text:style-name="P10"><text:tab/>"_id" : ObjectId("5ba5d2e47acd368ef6652619"),</text:p>
      <text:p text:style-name="P10"><text:tab/>"stud_id" : 13,</text:p>
      <text:p text:style-name="P10"><text:tab/>"name" : "john",</text:p>
      <text:p text:style-name="P10"><text:tab/>"per" : 98,</text:p>
      <text:p text:style-name="P10"><text:tab/>"result" : "pass",</text:p>
      <text:p text:style-name="P10"><text:tab/>"address" : "pune",</text:p>
      <text:p text:style-name="P10"><text:tab/>"d_o_a" : "7/3/2015"</text:p>
      <text:p text:style-name="P10">}</text:p>
      <text:p text:style-name="P10"/>
      <text:p text:style-name="P4">1<text:span text:style-name="T10">1</text:span> <text:s/><text:span text:style-name="T5">Display student into in sorted form on name field</text:span></text:p>
      <text:p text:style-name="P10"/>
      <text:p text:style-name="P10">db.student.find().sort({name:1}).pretty()</text:p>
      <text:p text:style-name="P10">{</text:p>
      <text:p text:style-name="P10"><text:tab/>"_id" : ObjectId("5ba5d3f07acd368ef665261b"),</text:p>
      <text:p text:style-name="P10"><text:tab/>"stud_id" : 15,</text:p>
      <text:p text:style-name="P10"><text:tab/>"name" : "dean",</text:p>
      <text:p text:style-name="P10"><text:tab/>"per" : 24,</text:p>
      <text:p text:style-name="P10"><text:tab/>"result" : "fail",</text:p>
      <text:p text:style-name="P10"><text:tab/>"address" : "mumbai",</text:p>
      <text:p text:style-name="P10"><text:tab/>"d_o_a" : "12/9/2017,age:15"</text:p>
      <text:p text:style-name="P10">}</text:p>
      <text:p text:style-name="P10">{</text:p>
      <text:p text:style-name="P10"><text:tab/>"_id" : ObjectId("5ba5ce867acd368ef6652610"),</text:p>
      <text:p text:style-name="P10"><text:tab/>"stud_id" : 4,</text:p>
      <text:p text:style-name="P10"><text:tab/>"name" : "disha",</text:p>
      <text:p text:style-name="P10"><text:soft-page-break/><text:tab/>"per" : 65,</text:p>
      <text:p text:style-name="P10"><text:tab/>"result" : "pass",</text:p>
      <text:p text:style-name="P10"><text:tab/>"address" : "nashik",</text:p>
      <text:p text:style-name="P10"><text:tab/>"d_o_a" : "7/08/2015"</text:p>
      <text:p text:style-name="P10">}</text:p>
      <text:p text:style-name="P10">{</text:p>
      <text:p text:style-name="P10"><text:tab/>"_id" : ObjectId("5ba5d1f97acd368ef6652616"),</text:p>
      <text:p text:style-name="P10"><text:tab/>"stud_id" : 10,</text:p>
      <text:p text:style-name="P10"><text:tab/>"name" : "divya",</text:p>
      <text:p text:style-name="P10"><text:tab/>"per" : 60,</text:p>
      <text:p text:style-name="P10"><text:tab/>"result" : "pass",</text:p>
      <text:p text:style-name="P10"><text:tab/>"address" : "nashik",</text:p>
      <text:p text:style-name="P10"><text:tab/>"d_o_a" : "7/7/2016",</text:p>
      <text:p text:style-name="P10"><text:tab/>"age" : 19</text:p>
      <text:p text:style-name="P10">}</text:p>
      <text:p text:style-name="P10">{</text:p>
      <text:p text:style-name="P10"><text:tab/>"_id" : ObjectId("5ba5d2e47acd368ef6652619"),</text:p>
      <text:p text:style-name="P10"><text:tab/>"stud_id" : 13,</text:p>
      <text:p text:style-name="P10"><text:tab/>"name" : "john",</text:p>
      <text:p text:style-name="P10"><text:tab/>"per" : 98,</text:p>
      <text:p text:style-name="P10"><text:tab/>"result" : "pass",</text:p>
      <text:p text:style-name="P10"><text:tab/>"address" : "pune",</text:p>
      <text:p text:style-name="P10"><text:tab/>"d_o_a" : "7/3/2015"</text:p>
      <text:p text:style-name="P10">}</text:p>
      <text:p text:style-name="P10">{</text:p>
      <text:p text:style-name="P10"><text:tab/>"_id" : ObjectId("5ba5d0f07acd368ef6652614"),</text:p>
      <text:p text:style-name="P10"><text:tab/>"stud_id" : 8,</text:p>
      <text:p text:style-name="P10"><text:tab/>"name" : "krutika",</text:p>
      <text:p text:style-name="P10"><text:tab/>"per" : 85,</text:p>
      <text:p text:style-name="P10"><text:tab/>"result" : "pass",</text:p>
      <text:p text:style-name="P10"><text:tab/>"address" : "pune",</text:p>
      <text:p text:style-name="P10"><text:tab/>"d_o_a" : "5/09/2014"</text:p>
      <text:p text:style-name="P10">}</text:p>
      <text:p text:style-name="P10">{</text:p>
      <text:p text:style-name="P10"><text:tab/>"_id" : ObjectId("5ba5cf897acd368ef6652611"),</text:p>
      <text:p text:style-name="P10"><text:tab/>"stud_id" : 5,</text:p>
      <text:p text:style-name="P10"><text:tab/>"name" : "mansi",</text:p>
      <text:p text:style-name="P10"><text:tab/>"per" : 55,</text:p>
      <text:p text:style-name="P10"><text:tab/>"result" : "pass",</text:p>
      <text:p text:style-name="P10"><text:tab/>"address" : "nashik",</text:p>
      <text:p text:style-name="P10"><text:tab/>"d_o_a" : "7/08/2015"</text:p>
      <text:p text:style-name="P10">}</text:p>
      <text:p text:style-name="P10">{</text:p>
      <text:p text:style-name="P10"><text:tab/>"_id" : ObjectId("5ba5d0af7acd368ef6652613"),</text:p>
      <text:p text:style-name="P10"><text:tab/>"stud_id" : 7,</text:p>
      <text:p text:style-name="P10"><text:tab/>"name" : "neha",</text:p>
      <text:p text:style-name="P10"><text:tab/>"per" : 30,</text:p>
      <text:p text:style-name="P10"><text:tab/>"result" : "fail",</text:p>
      <text:p text:style-name="P10"><text:tab/>"address" : "mumbai",</text:p>
      <text:p text:style-name="P10"><text:tab/>"d_o_a" : "10/10/2013"</text:p>
      <text:p text:style-name="P10">}</text:p>
      <text:p text:style-name="P10">{</text:p>
      <text:p text:style-name="P10"><text:soft-page-break/><text:tab/>"_id" : ObjectId("5ba5d2717acd368ef6652617"),</text:p>
      <text:p text:style-name="P10"><text:tab/>"stud_id" : 11,</text:p>
      <text:p text:style-name="P10"><text:tab/>"name" : "nilam",</text:p>
      <text:p text:style-name="P10"><text:tab/>"per" : 20,</text:p>
      <text:p text:style-name="P10"><text:tab/>"result" : "fail",</text:p>
      <text:p text:style-name="P10"><text:tab/>"address" : "mumbai",</text:p>
      <text:p text:style-name="P10"><text:tab/>"d_o_a" : "7/9/2016",</text:p>
      <text:p text:style-name="P10"><text:tab/>"age" : 19</text:p>
      <text:p text:style-name="P10">}</text:p>
      <text:p text:style-name="P10">{</text:p>
      <text:p text:style-name="P10"><text:tab/>"_id" : ObjectId("5ba33f23091393c46ad9c70b"),</text:p>
      <text:p text:style-name="P10"><text:tab/>"stud_id" : 2,</text:p>
      <text:p text:style-name="P10"><text:tab/>"name" : "pranali",</text:p>
      <text:p text:style-name="P10"><text:tab/>"per" : 90,</text:p>
      <text:p text:style-name="P10"><text:tab/>"result" : "pass",</text:p>
      <text:p text:style-name="P10"><text:tab/>"address" : "mumbai",</text:p>
      <text:p text:style-name="P10"><text:tab/>"d_o_a" : "12/09/2017"</text:p>
      <text:p text:style-name="P10">}</text:p>
      <text:p text:style-name="P10">{</text:p>
      <text:p text:style-name="P10"><text:tab/>"_id" : ObjectId("5ba5d2a67acd368ef6652618"),</text:p>
      <text:p text:style-name="P10"><text:tab/>"stud_id" : 12,</text:p>
      <text:p text:style-name="P10"><text:tab/>"name" : "rutuja",</text:p>
      <text:p text:style-name="P10"><text:tab/>"per" : 64,</text:p>
      <text:p text:style-name="P10"><text:tab/>"result" : "pass",</text:p>
      <text:p text:style-name="P10"><text:tab/>"address" : "mumbai",</text:p>
      <text:p text:style-name="P10"><text:tab/>"d_o_a" : "5/9/2017"</text:p>
      <text:p text:style-name="P10">}</text:p>
      <text:p text:style-name="P10">{</text:p>
      <text:p text:style-name="P10"><text:tab/>"_id" : ObjectId("5ba5cfcd7acd368ef6652612"),</text:p>
      <text:p text:style-name="P10"><text:tab/>"stud_id" : 6,</text:p>
      <text:p text:style-name="P10"><text:tab/>"name" : "sakshi",</text:p>
      <text:p text:style-name="P10"><text:tab/>"per" : 75,</text:p>
      <text:p text:style-name="P10"><text:tab/>"result" : "pass",</text:p>
      <text:p text:style-name="P10"><text:tab/>"address" : "nashik",</text:p>
      <text:p text:style-name="P10"><text:tab/>"d_o_a" : "7/12/2012"</text:p>
      <text:p text:style-name="P10">}</text:p>
      <text:p text:style-name="P10">{</text:p>
      <text:p text:style-name="P10"><text:tab/>"_id" : ObjectId("5ba5d33f7acd368ef665261a"),</text:p>
      <text:p text:style-name="P10"><text:tab/>"stud_id" : 14,</text:p>
      <text:p text:style-name="P10"><text:tab/>"name" : "sam",</text:p>
      <text:p text:style-name="P10"><text:tab/>"per" : 58,</text:p>
      <text:p text:style-name="P10"><text:tab/>"result" : "pass",</text:p>
      <text:p text:style-name="P10"><text:tab/>"address" : "nashik",</text:p>
      <text:p text:style-name="P10"><text:tab/>"d_o_a" : "9/5/2014,age:14"</text:p>
      <text:p text:style-name="P10">}</text:p>
      <text:p text:style-name="P10">{</text:p>
      <text:p text:style-name="P10"><text:tab/>"_id" : ObjectId("5ba33bfeea5e67cff3c5c080"),</text:p>
      <text:p text:style-name="P10"><text:tab/>"stud_id" : 1,</text:p>
      <text:p text:style-name="P10"><text:tab/>"name" : "sanjana",</text:p>
      <text:p text:style-name="P10"><text:tab/>"per" : 80,</text:p>
      <text:p text:style-name="P10"><text:tab/>"result" : "pass",</text:p>
      <text:p text:style-name="P10"><text:tab/>"address" : "nashik",</text:p>
      <text:p text:style-name="P10"><text:soft-page-break/><text:tab/>"d_o_a" : "12/06/2016"</text:p>
      <text:p text:style-name="P10">}</text:p>
      <text:p text:style-name="P10">{</text:p>
      <text:p text:style-name="P10"><text:tab/>"_id" : ObjectId("5ba5d1387acd368ef6652615"),</text:p>
      <text:p text:style-name="P10"><text:tab/>"stud_id" : 9,</text:p>
      <text:p text:style-name="P10"><text:tab/>"name" : "shrutika",</text:p>
      <text:p text:style-name="P10"><text:tab/>"per" : 25,</text:p>
      <text:p text:style-name="P10"><text:tab/>"result" : "fail",</text:p>
      <text:p text:style-name="P10"><text:tab/>"address" : "nashik",</text:p>
      <text:p text:style-name="P10"><text:tab/>"d_o_a" : "6/08/2018,age:16"</text:p>
      <text:p text:style-name="P10">}</text:p>
      <text:p text:style-name="P10">{</text:p>
      <text:p text:style-name="P10"><text:tab/>"_id" : ObjectId("5ba34206091393c46ad9c70c"),</text:p>
      <text:p text:style-name="P10"><text:tab/>"stud_id" : 3,</text:p>
      <text:p text:style-name="P10"><text:tab/>"name" : "sonam",</text:p>
      <text:p text:style-name="P10"><text:tab/>"per" : 95,</text:p>
      <text:p text:style-name="P10"><text:tab/>"result" : "pass",</text:p>
      <text:p text:style-name="P10"><text:tab/>"address" : "pune",</text:p>
      <text:p text:style-name="P10"><text:tab/>"d_o_a" : "05/06/2015"</text:p>
      <text:p text:style-name="P10">}</text:p>
      <text:p text:style-name="P10"/>
      <text:p text:style-name="P10"/>
      <text:p text:style-name="P30">12. Count total no of student</text:p>
      <text:p text:style-name="P10"/>
      <text:p text:style-name="P11">db.student.aggregate([{$count:"stud_id"}])</text:p>
      <text:p text:style-name="P11">{ "stud_id" : 15 }</text:p>
      <text:p text:style-name="P11"/>
      <text:p text:style-name="P11"/>
      <text:p text:style-name="P31">13. Find student who lives in Nashik, Pune</text:p>
      <text:p text:style-name="P11"/>
      <text:p text:style-name="P12">db.student.find({$or:[{address:"nashik"},{address:"pune"}]}).pretty()</text:p>
      <text:p text:style-name="P12">{</text:p>
      <text:p text:style-name="P12"><text:tab/>"_id" : ObjectId("5ba33bfeea5e67cff3c5c080"),</text:p>
      <text:p text:style-name="P12"><text:tab/>"stud_id" : 1,</text:p>
      <text:p text:style-name="P12"><text:tab/>"name" : "sanjana",</text:p>
      <text:p text:style-name="P12"><text:tab/>"per" : 80,</text:p>
      <text:p text:style-name="P12"><text:tab/>"result" : "pass",</text:p>
      <text:p text:style-name="P12"><text:tab/>"address" : "nashik",</text:p>
      <text:p text:style-name="P12"><text:tab/>"d_o_a" : "12/06/2016"</text:p>
      <text:p text:style-name="P12">}</text:p>
      <text:p text:style-name="P12">{</text:p>
      <text:p text:style-name="P12"><text:tab/>"_id" : ObjectId("5ba34206091393c46ad9c70c"),</text:p>
      <text:p text:style-name="P12"><text:tab/>"stud_id" : 3,</text:p>
      <text:p text:style-name="P12"><text:tab/>"name" : "sonam",</text:p>
      <text:p text:style-name="P12"><text:tab/>"per" : 95,</text:p>
      <text:p text:style-name="P12"><text:tab/>"result" : "pass",</text:p>
      <text:p text:style-name="P12"><text:tab/>"address" : "pune",</text:p>
      <text:p text:style-name="P12"><text:tab/>"d_o_a" : "05/06/2015"</text:p>
      <text:p text:style-name="P12">}</text:p>
      <text:p text:style-name="P12">{</text:p>
      <text:p text:style-name="P12"><text:tab/>"_id" : ObjectId("5ba5ce867acd368ef6652610"),</text:p>
      <text:p text:style-name="P12"><text:tab/>"stud_id" : 4,</text:p>
      <text:p text:style-name="P12"><text:soft-page-break/><text:tab/>"name" : "disha",</text:p>
      <text:p text:style-name="P12"><text:tab/>"per" : 65,</text:p>
      <text:p text:style-name="P12"><text:tab/>"result" : "pass",</text:p>
      <text:p text:style-name="P12"><text:tab/>"address" : "nashik",</text:p>
      <text:p text:style-name="P12"><text:tab/>"d_o_a" : "7/08/2015"</text:p>
      <text:p text:style-name="P12">}</text:p>
      <text:p text:style-name="P12">{</text:p>
      <text:p text:style-name="P12"><text:tab/>"_id" : ObjectId("5ba5cf897acd368ef6652611"),</text:p>
      <text:p text:style-name="P12"><text:tab/>"stud_id" : 5,</text:p>
      <text:p text:style-name="P12"><text:tab/>"name" : "mansi",</text:p>
      <text:p text:style-name="P12"><text:tab/>"per" : 55,</text:p>
      <text:p text:style-name="P12"><text:tab/>"result" : "pass",</text:p>
      <text:p text:style-name="P12"><text:tab/>"address" : "nashik",</text:p>
      <text:p text:style-name="P12"><text:tab/>"d_o_a" : "7/08/2015"</text:p>
      <text:p text:style-name="P12">}</text:p>
      <text:p text:style-name="P12">{</text:p>
      <text:p text:style-name="P12"><text:tab/>"_id" : ObjectId("5ba5cfcd7acd368ef6652612"),</text:p>
      <text:p text:style-name="P12"><text:tab/>"stud_id" : 6,</text:p>
      <text:p text:style-name="P12"><text:tab/>"name" : "sakshi",</text:p>
      <text:p text:style-name="P12"><text:tab/>"per" : 75,</text:p>
      <text:p text:style-name="P12"><text:tab/>"result" : "pass",</text:p>
      <text:p text:style-name="P12"><text:tab/>"address" : "nashik",</text:p>
      <text:p text:style-name="P12"><text:tab/>"d_o_a" : "7/12/2012"</text:p>
      <text:p text:style-name="P12">}</text:p>
      <text:p text:style-name="P12">{</text:p>
      <text:p text:style-name="P12"><text:tab/>"_id" : ObjectId("5ba5d0f07acd368ef6652614"),</text:p>
      <text:p text:style-name="P12"><text:tab/>"stud_id" : 8,</text:p>
      <text:p text:style-name="P12"><text:tab/>"name" : "krutika",</text:p>
      <text:p text:style-name="P12"><text:tab/>"per" : 85,</text:p>
      <text:p text:style-name="P12"><text:tab/>"result" : "pass",</text:p>
      <text:p text:style-name="P12"><text:tab/>"address" : "pune",</text:p>
      <text:p text:style-name="P12"><text:tab/>"d_o_a" : "5/09/2014"</text:p>
      <text:p text:style-name="P12">}</text:p>
      <text:p text:style-name="P12">{</text:p>
      <text:p text:style-name="P12"><text:tab/>"_id" : ObjectId("5ba5d1387acd368ef6652615"),</text:p>
      <text:p text:style-name="P12"><text:tab/>"stud_id" : 9,</text:p>
      <text:p text:style-name="P12"><text:tab/>"name" : "shrutika",</text:p>
      <text:p text:style-name="P12"><text:tab/>"per" : 25,</text:p>
      <text:p text:style-name="P12"><text:tab/>"result" : "fail",</text:p>
      <text:p text:style-name="P12"><text:tab/>"address" : "nashik",</text:p>
      <text:p text:style-name="P12"><text:tab/>"d_o_a" : "6/08/2018,age:16"</text:p>
      <text:p text:style-name="P12">}</text:p>
      <text:p text:style-name="P12">{</text:p>
      <text:p text:style-name="P12"><text:tab/>"_id" : ObjectId("5ba5d1f97acd368ef6652616"),</text:p>
      <text:p text:style-name="P12"><text:tab/>"stud_id" : 10,</text:p>
      <text:p text:style-name="P12"><text:tab/>"name" : "divya",</text:p>
      <text:p text:style-name="P12"><text:tab/>"per" : 60,</text:p>
      <text:p text:style-name="P12"><text:tab/>"result" : "pass",</text:p>
      <text:p text:style-name="P12"><text:tab/>"address" : "nashik",</text:p>
      <text:p text:style-name="P12"><text:tab/>"d_o_a" : "7/7/2016",</text:p>
      <text:p text:style-name="P12"><text:tab/>"age" : 19</text:p>
      <text:p text:style-name="P12">}</text:p>
      <text:p text:style-name="P12"><text:soft-page-break/>{</text:p>
      <text:p text:style-name="P12"><text:tab/>"_id" : ObjectId("5ba5d2e47acd368ef6652619"),</text:p>
      <text:p text:style-name="P12"><text:tab/>"stud_id" : 13,</text:p>
      <text:p text:style-name="P12"><text:tab/>"name" : "john",</text:p>
      <text:p text:style-name="P12"><text:tab/>"per" : 98,</text:p>
      <text:p text:style-name="P12"><text:tab/>"result" : "pass",</text:p>
      <text:p text:style-name="P12"><text:tab/>"address" : "pune",</text:p>
      <text:p text:style-name="P12"><text:tab/>"d_o_a" : "7/3/2015"</text:p>
      <text:p text:style-name="P12">}</text:p>
      <text:p text:style-name="P12">{</text:p>
      <text:p text:style-name="P12"><text:tab/>"_id" : ObjectId("5ba5d33f7acd368ef665261a"),</text:p>
      <text:p text:style-name="P12"><text:tab/>"stud_id" : 14,</text:p>
      <text:p text:style-name="P12"><text:tab/>"name" : "sam",</text:p>
      <text:p text:style-name="P12"><text:tab/>"per" : 58,</text:p>
      <text:p text:style-name="P12"><text:tab/>"result" : "pass",</text:p>
      <text:p text:style-name="P12"><text:tab/>"address" : "nashik",</text:p>
      <text:p text:style-name="P12"><text:tab/>"d_o_a" : "9/5/2014,age:14"</text:p>
      <text:p text:style-name="P12">}</text:p>
      <text:p text:style-name="P12"/>
      <text:p text:style-name="P12"/>
      <text:p text:style-name="P12"/>
      <text:p text:style-name="P12"/>
      <text:p text:style-name="P31">14. Find student whose result status is fail or percentage is 30</text:p>
      <text:p text:style-name="P12"/>
      <text:p text:style-name="P12">&gt; db.student.find({$or:[{result:"fail"},{per:30}]}).pretty()</text:p>
      <text:p text:style-name="P12">{</text:p>
      <text:p text:style-name="P12"><text:tab/>"_id" : ObjectId("5ba5d0af7acd368ef6652613"),</text:p>
      <text:p text:style-name="P12"><text:tab/>"stud_id" : 7,</text:p>
      <text:p text:style-name="P12"><text:tab/>"name" : "neha",</text:p>
      <text:p text:style-name="P12"><text:tab/>"per" : 30,</text:p>
      <text:p text:style-name="P12"><text:tab/>"result" : "fail",</text:p>
      <text:p text:style-name="P12"><text:tab/>"address" : "mumbai",</text:p>
      <text:p text:style-name="P12"><text:tab/>"d_o_a" : "10/10/2013"</text:p>
      <text:p text:style-name="P12">}</text:p>
      <text:p text:style-name="P12">{</text:p>
      <text:p text:style-name="P12"><text:tab/>"_id" : ObjectId("5ba5d1387acd368ef6652615"),</text:p>
      <text:p text:style-name="P12"><text:tab/>"stud_id" : 9,</text:p>
      <text:p text:style-name="P12"><text:tab/>"name" : "shrutika",</text:p>
      <text:p text:style-name="P12"><text:tab/>"per" : 25,</text:p>
      <text:p text:style-name="P12"><text:tab/>"result" : "fail",</text:p>
      <text:p text:style-name="P12"><text:tab/>"address" : "nashik",</text:p>
      <text:p text:style-name="P12"><text:tab/>"d_o_a" : "6/08/2018,age:16"</text:p>
      <text:p text:style-name="P12">}</text:p>
      <text:p text:style-name="P12">{</text:p>
      <text:p text:style-name="P12"><text:tab/>"_id" : ObjectId("5ba5d2717acd368ef6652617"),</text:p>
      <text:p text:style-name="P12"><text:tab/>"stud_id" : 11,</text:p>
      <text:p text:style-name="P12"><text:tab/>"name" : "nilam",</text:p>
      <text:p text:style-name="P12"><text:tab/>"per" : 20,</text:p>
      <text:p text:style-name="P12"><text:tab/>"result" : "fail",</text:p>
      <text:p text:style-name="P12"><text:tab/>"address" : "mumbai",</text:p>
      <text:p text:style-name="P12"><text:tab/>"d_o_a" : "7/9/2016",</text:p>
      <text:p text:style-name="P12"><text:tab/>"age" : 19</text:p>
      <text:p text:style-name="P12"><text:soft-page-break/>}</text:p>
      <text:p text:style-name="P12">{</text:p>
      <text:p text:style-name="P12"><text:tab/>"_id" : ObjectId("5ba5d3f07acd368ef665261b"),</text:p>
      <text:p text:style-name="P12"><text:tab/>"stud_id" : 15,</text:p>
      <text:p text:style-name="P12"><text:tab/>"name" : "dean",</text:p>
      <text:p text:style-name="P12"><text:tab/>"per" : 24,</text:p>
      <text:p text:style-name="P12"><text:tab/>"result" : "fail",</text:p>
      <text:p text:style-name="P12"><text:tab/>"address" : "mumbai",</text:p>
      <text:p text:style-name="P12"><text:tab/>"d_o_a" : "12/9/2017,age:15"</text:p>
      <text:p text:style-name="P12">}</text:p>
      <text:p text:style-name="P12"/>
      <text:p text:style-name="P12"/>
      <text:p text:style-name="P12"/>
      <text:p text:style-name="P32">15. Find students with distinct address</text:p>
      <text:p text:style-name="P12"/>
      <text:p text:style-name="P14">db.student.distinct("address")</text:p>
      <text:p text:style-name="P14">[ "nashik", "mumbai", "pune" ]</text:p>
      <text:p text:style-name="P14"/>
      <text:p text:style-name="P14"/>
      <text:p text:style-name="P14"/>
      <text:p text:style-name="P38">16. Update branch =computer of student having roll no=3</text:p>
      <text:p text:style-name="P14"><text:s text:c="4"/>*****<text:span text:style-name="T12">update</text:span></text:p>
      <text:p text:style-name="P15">db.student.update({stud_id:3},{$set:{'branch':"computer"}})</text:p>
      <text:p text:style-name="P15">WriteResult({ "nMatched" : 1, "nUpserted" : 0, "nModified" : 0 })</text:p>
      <text:p text:style-name="P15">&gt; db.student.find().pretty()</text:p>
      <text:p text:style-name="P15">{</text:p>
      <text:p text:style-name="P15"><text:tab/>"_id" : ObjectId("5ba342bc36aa90a9d71ac5b9"),</text:p>
      <text:p text:style-name="P15"><text:tab/>"stud_id" : 3,</text:p>
      <text:p text:style-name="P15"><text:tab/>"name" : "sonam",</text:p>
      <text:p text:style-name="P15"><text:tab/>"per" : 95,</text:p>
      <text:p text:style-name="P15"><text:tab/>"result" : "pass",</text:p>
      <text:p text:style-name="P15"><text:tab/>"address" : "pune",</text:p>
      <text:p text:style-name="P15"><text:tab/>"d_o_a" : "05/06/2015",</text:p>
      <text:p text:style-name="P15"><text:tab/>"branch" : "computer"</text:p>
      <text:p text:style-name="P15">}</text:p>
      <text:p text:style-name="P15"/>
      <text:p text:style-name="P15"/>
      <text:p text:style-name="P15"/>
      <text:p text:style-name="P5">17 <text:s/><text:span text:style-name="T1">Find Pass &amp; Fail students</text:span></text:p>
      <text:p text:style-name="P6"/>
      <text:p text:style-name="P16"><text:s/>db.student.find({$or:[{result:"pass"},{result:"fail"}]}).pretty()</text:p>
      <text:p text:style-name="P16">{</text:p>
      <text:p text:style-name="P16"><text:tab/>"_id" : ObjectId("5ba33bfeea5e67cff3c5c080"),</text:p>
      <text:p text:style-name="P16"><text:tab/>"stud_id" : 1,</text:p>
      <text:p text:style-name="P16"><text:tab/>"name" : "sanjana",</text:p>
      <text:p text:style-name="P16"><text:tab/>"per" : 80,</text:p>
      <text:p text:style-name="P16"><text:tab/>"result" : "pass",</text:p>
      <text:p text:style-name="P16"><text:tab/>"address" : "nashik",</text:p>
      <text:p text:style-name="P16"><text:tab/>"d_o_a" : "12/06/2016"</text:p>
      <text:p text:style-name="P16">}</text:p>
      <text:p text:style-name="P16">{</text:p>
      <text:p text:style-name="P16"><text:tab/>"_id" : ObjectId("5ba33f23091393c46ad9c70b"),</text:p>
      <text:p text:style-name="P16"><text:soft-page-break/><text:tab/>"stud_id" : 2,</text:p>
      <text:p text:style-name="P16"><text:tab/>"name" : "pranali",</text:p>
      <text:p text:style-name="P16"><text:tab/>"per" : 90,</text:p>
      <text:p text:style-name="P16"><text:tab/>"result" : "pass",</text:p>
      <text:p text:style-name="P16"><text:tab/>"address" : "mumbai",</text:p>
      <text:p text:style-name="P16"><text:tab/>"d_o_a" : "12/09/2017"</text:p>
      <text:p text:style-name="P16">}</text:p>
      <text:p text:style-name="P16">{</text:p>
      <text:p text:style-name="P16"><text:tab/>"_id" : ObjectId("5ba34206091393c46ad9c70c"),</text:p>
      <text:p text:style-name="P16"><text:tab/>"stud_id" : 3,</text:p>
      <text:p text:style-name="P16"><text:tab/>"name" : "sonam",</text:p>
      <text:p text:style-name="P16"><text:tab/>"per" : 95,</text:p>
      <text:p text:style-name="P16"><text:tab/>"result" : "pass",</text:p>
      <text:p text:style-name="P16"><text:tab/>"address" : "pune",</text:p>
      <text:p text:style-name="P16"><text:tab/>"d_o_a" : "05/06/2015"</text:p>
      <text:p text:style-name="P16">}</text:p>
      <text:p text:style-name="P16">{</text:p>
      <text:p text:style-name="P16"><text:tab/>"_id" : ObjectId("5ba5ce867acd368ef6652610"),</text:p>
      <text:p text:style-name="P16"><text:tab/>"stud_id" : 4,</text:p>
      <text:p text:style-name="P16"><text:tab/>"name" : "disha",</text:p>
      <text:p text:style-name="P16"><text:tab/>"per" : 65,</text:p>
      <text:p text:style-name="P16"><text:tab/>"result" : "pass",</text:p>
      <text:p text:style-name="P16"><text:tab/>"address" : "nashik",</text:p>
      <text:p text:style-name="P16"><text:tab/>"d_o_a" : "7/08/2015"</text:p>
      <text:p text:style-name="P16">}</text:p>
      <text:p text:style-name="P16">{</text:p>
      <text:p text:style-name="P16"><text:tab/>"_id" : ObjectId("5ba5cf897acd368ef6652611"),</text:p>
      <text:p text:style-name="P16"><text:tab/>"stud_id" : 5,</text:p>
      <text:p text:style-name="P16"><text:tab/>"name" : "mansi",</text:p>
      <text:p text:style-name="P16"><text:tab/>"per" : 55,</text:p>
      <text:p text:style-name="P16"><text:tab/>"result" : "pass",</text:p>
      <text:p text:style-name="P16"><text:tab/>"address" : "nashik",</text:p>
      <text:p text:style-name="P16"><text:tab/>"d_o_a" : "7/08/2015"</text:p>
      <text:p text:style-name="P16">}</text:p>
      <text:p text:style-name="P16">{</text:p>
      <text:p text:style-name="P16"><text:tab/>"_id" : ObjectId("5ba5cfcd7acd368ef6652612"),</text:p>
      <text:p text:style-name="P16"><text:tab/>"stud_id" : 6,</text:p>
      <text:p text:style-name="P16"><text:tab/>"name" : "sakshi",</text:p>
      <text:p text:style-name="P16"><text:tab/>"per" : 75,</text:p>
      <text:p text:style-name="P16"><text:tab/>"result" : "pass",</text:p>
      <text:p text:style-name="P16"><text:tab/>"address" : "nashik",</text:p>
      <text:p text:style-name="P16"><text:tab/>"d_o_a" : "7/12/2012"</text:p>
      <text:p text:style-name="P16">}</text:p>
      <text:p text:style-name="P16">{</text:p>
      <text:p text:style-name="P16"><text:tab/>"_id" : ObjectId("5ba5d0af7acd368ef6652613"),</text:p>
      <text:p text:style-name="P16"><text:tab/>"stud_id" : 7,</text:p>
      <text:p text:style-name="P16"><text:tab/>"name" : "neha",</text:p>
      <text:p text:style-name="P16"><text:tab/>"per" : 30,</text:p>
      <text:p text:style-name="P16"><text:tab/>"result" : "fail",</text:p>
      <text:p text:style-name="P16"><text:tab/>"address" : "mumbai",</text:p>
      <text:p text:style-name="P16"><text:tab/>"d_o_a" : "10/10/2013"</text:p>
      <text:p text:style-name="P16">}</text:p>
      <text:p text:style-name="P16"><text:soft-page-break/>{</text:p>
      <text:p text:style-name="P16"><text:tab/>"_id" : ObjectId("5ba5d0f07acd368ef6652614"),</text:p>
      <text:p text:style-name="P16"><text:tab/>"stud_id" : 8,</text:p>
      <text:p text:style-name="P16"><text:tab/>"name" : "krutika",</text:p>
      <text:p text:style-name="P16"><text:tab/>"per" : 85,</text:p>
      <text:p text:style-name="P16"><text:tab/>"result" : "pass",</text:p>
      <text:p text:style-name="P16"><text:tab/>"address" : "pune",</text:p>
      <text:p text:style-name="P16"><text:tab/>"d_o_a" : "5/09/2014"</text:p>
      <text:p text:style-name="P16">}</text:p>
      <text:p text:style-name="P16">{</text:p>
      <text:p text:style-name="P16"><text:tab/>"_id" : ObjectId("5ba5d1387acd368ef6652615"),</text:p>
      <text:p text:style-name="P16"><text:tab/>"stud_id" : 9,</text:p>
      <text:p text:style-name="P16"><text:tab/>"name" : "shrutika",</text:p>
      <text:p text:style-name="P16"><text:tab/>"per" : 25,</text:p>
      <text:p text:style-name="P16"><text:tab/>"result" : "fail",</text:p>
      <text:p text:style-name="P16"><text:tab/>"address" : "nashik",</text:p>
      <text:p text:style-name="P16"><text:tab/>"d_o_a" : "6/08/2018,age:16"</text:p>
      <text:p text:style-name="P16">}</text:p>
      <text:p text:style-name="P16">{</text:p>
      <text:p text:style-name="P16"><text:tab/>"_id" : ObjectId("5ba5d1f97acd368ef6652616"),</text:p>
      <text:p text:style-name="P16"><text:tab/>"stud_id" : 10,</text:p>
      <text:p text:style-name="P16"><text:tab/>"name" : "divya",</text:p>
      <text:p text:style-name="P16"><text:tab/>"per" : 60,</text:p>
      <text:p text:style-name="P16"><text:tab/>"result" : "pass",</text:p>
      <text:p text:style-name="P16"><text:tab/>"address" : "nashik",</text:p>
      <text:p text:style-name="P16"><text:tab/>"d_o_a" : "7/7/2016",</text:p>
      <text:p text:style-name="P16"><text:tab/>"age" : 19</text:p>
      <text:p text:style-name="P16">}</text:p>
      <text:p text:style-name="P16">{</text:p>
      <text:p text:style-name="P16"><text:tab/>"_id" : ObjectId("5ba5d2717acd368ef6652617"),</text:p>
      <text:p text:style-name="P16"><text:tab/>"stud_id" : 11,</text:p>
      <text:p text:style-name="P16"><text:tab/>"name" : "nilam",</text:p>
      <text:p text:style-name="P16"><text:tab/>"per" : 20,</text:p>
      <text:p text:style-name="P16"><text:tab/>"result" : "fail",</text:p>
      <text:p text:style-name="P16"><text:tab/>"address" : "mumbai",</text:p>
      <text:p text:style-name="P16"><text:tab/>"d_o_a" : "7/9/2016",</text:p>
      <text:p text:style-name="P16"><text:tab/>"age" : 19</text:p>
      <text:p text:style-name="P16">}</text:p>
      <text:p text:style-name="P16">{</text:p>
      <text:p text:style-name="P16"><text:tab/>"_id" : ObjectId("5ba5d2a67acd368ef6652618"),</text:p>
      <text:p text:style-name="P16"><text:tab/>"stud_id" : 12,</text:p>
      <text:p text:style-name="P16"><text:tab/>"name" : "rutuja",</text:p>
      <text:p text:style-name="P16"><text:tab/>"per" : 64,</text:p>
      <text:p text:style-name="P16"><text:tab/>"result" : "pass",</text:p>
      <text:p text:style-name="P16"><text:tab/>"address" : "mumbai",</text:p>
      <text:p text:style-name="P16"><text:tab/>"d_o_a" : "5/9/2017"</text:p>
      <text:p text:style-name="P16">}</text:p>
      <text:p text:style-name="P16">{</text:p>
      <text:p text:style-name="P16"><text:tab/>"_id" : ObjectId("5ba5d2e47acd368ef6652619"),</text:p>
      <text:p text:style-name="P16"><text:tab/>"stud_id" : 13,</text:p>
      <text:p text:style-name="P16"><text:tab/>"name" : "john",</text:p>
      <text:p text:style-name="P16"><text:tab/>"per" : 98,</text:p>
      <text:p text:style-name="P16"><text:soft-page-break/><text:tab/>"result" : "pass",</text:p>
      <text:p text:style-name="P16"><text:tab/>"address" : "pune",</text:p>
      <text:p text:style-name="P16"><text:tab/>"d_o_a" : "7/3/2015"</text:p>
      <text:p text:style-name="P16">}</text:p>
      <text:p text:style-name="P16">{</text:p>
      <text:p text:style-name="P16"><text:tab/>"_id" : ObjectId("5ba5d33f7acd368ef665261a"),</text:p>
      <text:p text:style-name="P16"><text:tab/>"stud_id" : 14,</text:p>
      <text:p text:style-name="P16"><text:tab/>"name" : "sam",</text:p>
      <text:p text:style-name="P16"><text:tab/>"per" : 58,</text:p>
      <text:p text:style-name="P16"><text:tab/>"result" : "pass",</text:p>
      <text:p text:style-name="P16"><text:tab/>"address" : "nashik",</text:p>
      <text:p text:style-name="P16"><text:tab/>"d_o_a" : "9/5/2014,age:14"</text:p>
      <text:p text:style-name="P16">}</text:p>
      <text:p text:style-name="P16">{</text:p>
      <text:p text:style-name="P16"><text:tab/>"_id" : ObjectId("5ba5d3f07acd368ef665261b"),</text:p>
      <text:p text:style-name="P16"><text:tab/>"stud_id" : 15,</text:p>
      <text:p text:style-name="P16"><text:tab/>"name" : "dean",</text:p>
      <text:p text:style-name="P16"><text:tab/>"per" : 24,</text:p>
      <text:p text:style-name="P16"><text:tab/>"result" : "fail",</text:p>
      <text:p text:style-name="P16"><text:tab/>"address" : "mumbai",</text:p>
      <text:p text:style-name="P16"><text:tab/>"d_o_a" : "12/9/2017,age:15"</text:p>
      <text:p text:style-name="P16">}</text:p>
      <text:p text:style-name="P16"/>
      <text:p text:style-name="P16"/>
      <text:p text:style-name="P16"/>
      <text:p text:style-name="P16"/>
      <text:p text:style-name="P33">18. Update student whose result is pass to fail</text:p>
      <text:p text:style-name="P23"><text:span text:style-name="T1"><text:s text:c="3"/>******</text:span><text:span text:style-name="T4">updateMany</text:span></text:p>
      <text:p text:style-name="P33"/>
      <text:p text:style-name="P26">&gt; db.student.updateMany({result:"pass"},{$set:{'result':"fail"}})</text:p>
      <text:p text:style-name="P26">{ "acknowledged" : true, "matchedCount" : 9, "modifiedCount" : 9 }</text:p>
      <text:p text:style-name="P26"/>
      <text:p text:style-name="P26"/>
      <text:p text:style-name="P34">19. Display after Update</text:p>
      <text:p text:style-name="P26"/>
      <text:p text:style-name="P26">&gt; db.student.find().pretty()</text:p>
      <text:p text:style-name="P26">{</text:p>
      <text:p text:style-name="P26"><text:tab/>"_id" : ObjectId("5ba33bfeea5e67cff3c5c080"),</text:p>
      <text:p text:style-name="P26"><text:tab/>"stud_id" : 1,</text:p>
      <text:p text:style-name="P26"><text:tab/>"name" : "sanjana",</text:p>
      <text:p text:style-name="P26"><text:tab/>"per" : 80,</text:p>
      <text:p text:style-name="P26"><text:tab/>"result" : "fail",</text:p>
      <text:p text:style-name="P26"><text:tab/>"address" : "nashik",</text:p>
      <text:p text:style-name="P26"><text:tab/>"d_o_a" : "12/06/2016"</text:p>
      <text:p text:style-name="P26">}</text:p>
      <text:p text:style-name="P26">{</text:p>
      <text:p text:style-name="P26"><text:tab/>"_id" : ObjectId("5ba33f23091393c46ad9c70b"),</text:p>
      <text:p text:style-name="P26"><text:tab/>"stud_id" : 2,</text:p>
      <text:p text:style-name="P26"><text:tab/>"name" : "pranali",</text:p>
      <text:p text:style-name="P26"><text:tab/>"per" : 90,</text:p>
      <text:p text:style-name="P26"><text:tab/>"result" : "fail",</text:p>
      <text:p text:style-name="P26"><text:tab/>"address" : "mumbai",</text:p>
      <text:p text:style-name="P26"><text:soft-page-break/><text:tab/>"d_o_a" : "12/09/2017"</text:p>
      <text:p text:style-name="P26">}</text:p>
      <text:p text:style-name="P26">{</text:p>
      <text:p text:style-name="P26"><text:tab/>"_id" : ObjectId("5ba34206091393c46ad9c70c"),</text:p>
      <text:p text:style-name="P26"><text:tab/>"stud_id" : 3,</text:p>
      <text:p text:style-name="P26"><text:tab/>"name" : "sonam",</text:p>
      <text:p text:style-name="P26"><text:tab/>"per" : 95,</text:p>
      <text:p text:style-name="P26"><text:tab/>"result" : "fail",</text:p>
      <text:p text:style-name="P26"><text:tab/>"address" : "pune",</text:p>
      <text:p text:style-name="P26"><text:tab/>"d_o_a" : "05/06/2015"</text:p>
      <text:p text:style-name="P26">}</text:p>
      <text:p text:style-name="P26">{</text:p>
      <text:p text:style-name="P26"><text:tab/>"_id" : ObjectId("5ba5ce867acd368ef6652610"),</text:p>
      <text:p text:style-name="P26"><text:tab/>"stud_id" : 4,</text:p>
      <text:p text:style-name="P26"><text:tab/>"name" : "disha",</text:p>
      <text:p text:style-name="P26"><text:tab/>"per" : 65,</text:p>
      <text:p text:style-name="P26"><text:tab/>"result" : "fail",</text:p>
      <text:p text:style-name="P26"><text:tab/>"address" : "nashik",</text:p>
      <text:p text:style-name="P26"><text:tab/>"d_o_a" : "7/08/2015"</text:p>
      <text:p text:style-name="P26">}</text:p>
      <text:p text:style-name="P26">{</text:p>
      <text:p text:style-name="P26"><text:tab/>"_id" : ObjectId("5ba5cf897acd368ef6652611"),</text:p>
      <text:p text:style-name="P26"><text:tab/>"stud_id" : 5,</text:p>
      <text:p text:style-name="P26"><text:tab/>"name" : "mansi",</text:p>
      <text:p text:style-name="P26"><text:tab/>"per" : 55,</text:p>
      <text:p text:style-name="P26"><text:tab/>"result" : "fail",</text:p>
      <text:p text:style-name="P26"><text:tab/>"address" : "nashik",</text:p>
      <text:p text:style-name="P26"><text:tab/>"d_o_a" : "7/08/2015"</text:p>
      <text:p text:style-name="P26">}</text:p>
      <text:p text:style-name="P26">{</text:p>
      <text:p text:style-name="P26"><text:tab/>"_id" : ObjectId("5ba5cfcd7acd368ef6652612"),</text:p>
      <text:p text:style-name="P26"><text:tab/>"stud_id" : 6,</text:p>
      <text:p text:style-name="P26"><text:tab/>"name" : "sakshi",</text:p>
      <text:p text:style-name="P26"><text:tab/>"per" : 75,</text:p>
      <text:p text:style-name="P26"><text:tab/>"result" : "fail",</text:p>
      <text:p text:style-name="P26"><text:tab/>"address" : "nashik",</text:p>
      <text:p text:style-name="P26"><text:tab/>"d_o_a" : "7/12/2012"</text:p>
      <text:p text:style-name="P26">}</text:p>
      <text:p text:style-name="P26">{</text:p>
      <text:p text:style-name="P26"><text:tab/>"_id" : ObjectId("5ba5d0af7acd368ef6652613"),</text:p>
      <text:p text:style-name="P26"><text:tab/>"stud_id" : 7,</text:p>
      <text:p text:style-name="P26"><text:tab/>"name" : "neha",</text:p>
      <text:p text:style-name="P26"><text:tab/>"per" : 30,</text:p>
      <text:p text:style-name="P26"><text:tab/>"result" : "fail",</text:p>
      <text:p text:style-name="P26"><text:tab/>"address" : "mumbai",</text:p>
      <text:p text:style-name="P26"><text:tab/>"d_o_a" : "10/10/2013"</text:p>
      <text:p text:style-name="P26">}</text:p>
      <text:p text:style-name="P26">{</text:p>
      <text:p text:style-name="P26"><text:tab/>"_id" : ObjectId("5ba5d0f07acd368ef6652614"),</text:p>
      <text:p text:style-name="P26"><text:tab/>"stud_id" : 8,</text:p>
      <text:p text:style-name="P26"><text:tab/>"name" : "krutika",</text:p>
      <text:p text:style-name="P26"><text:tab/>"per" : 85,</text:p>
      <text:p text:style-name="P26"><text:soft-page-break/><text:tab/>"result" : "fail",</text:p>
      <text:p text:style-name="P26"><text:tab/>"address" : "pune",</text:p>
      <text:p text:style-name="P26"><text:tab/>"d_o_a" : "5/09/2014"</text:p>
      <text:p text:style-name="P26">}</text:p>
      <text:p text:style-name="P26">{</text:p>
      <text:p text:style-name="P26"><text:tab/>"_id" : ObjectId("5ba5d1387acd368ef6652615"),</text:p>
      <text:p text:style-name="P26"><text:tab/>"stud_id" : 9,</text:p>
      <text:p text:style-name="P26"><text:tab/>"name" : "shrutika",</text:p>
      <text:p text:style-name="P26"><text:tab/>"per" : 25,</text:p>
      <text:p text:style-name="P26"><text:tab/>"result" : "fail",</text:p>
      <text:p text:style-name="P26"><text:tab/>"address" : "nashik",</text:p>
      <text:p text:style-name="P26"><text:tab/>"d_o_a" : "6/08/2018,age:16"</text:p>
      <text:p text:style-name="P26">}</text:p>
      <text:p text:style-name="P26">{</text:p>
      <text:p text:style-name="P26"><text:tab/>"_id" : ObjectId("5ba5d1f97acd368ef6652616"),</text:p>
      <text:p text:style-name="P26"><text:tab/>"stud_id" : 10,</text:p>
      <text:p text:style-name="P26"><text:tab/>"name" : "divya",</text:p>
      <text:p text:style-name="P26"><text:tab/>"per" : 60,</text:p>
      <text:p text:style-name="P26"><text:tab/>"result" : "fail",</text:p>
      <text:p text:style-name="P26"><text:tab/>"address" : "nashik",</text:p>
      <text:p text:style-name="P26"><text:tab/>"d_o_a" : "7/7/2016",</text:p>
      <text:p text:style-name="P26"><text:tab/>"age" : 19</text:p>
      <text:p text:style-name="P26">}</text:p>
      <text:p text:style-name="P26">{</text:p>
      <text:p text:style-name="P26"><text:tab/>"_id" : ObjectId("5ba5d2717acd368ef6652617"),</text:p>
      <text:p text:style-name="P26"><text:tab/>"stud_id" : 11,</text:p>
      <text:p text:style-name="P26"><text:tab/>"name" : "nilam",</text:p>
      <text:p text:style-name="P26"><text:tab/>"per" : 20,</text:p>
      <text:p text:style-name="P26"><text:tab/>"result" : "fail",</text:p>
      <text:p text:style-name="P26"><text:tab/>"address" : "mumbai",</text:p>
      <text:p text:style-name="P26"><text:tab/>"d_o_a" : "7/9/2016",</text:p>
      <text:p text:style-name="P26"><text:tab/>"age" : 19</text:p>
      <text:p text:style-name="P26">}</text:p>
      <text:p text:style-name="P26">{</text:p>
      <text:p text:style-name="P26"><text:tab/>"_id" : ObjectId("5ba5d2a67acd368ef6652618"),</text:p>
      <text:p text:style-name="P26"><text:tab/>"stud_id" : 12,</text:p>
      <text:p text:style-name="P26"><text:tab/>"name" : "rutuja",</text:p>
      <text:p text:style-name="P26"><text:tab/>"per" : 64,</text:p>
      <text:p text:style-name="P26"><text:tab/>"result" : "fail",</text:p>
      <text:p text:style-name="P26"><text:tab/>"address" : "mumbai",</text:p>
      <text:p text:style-name="P26"><text:tab/>"d_o_a" : "5/9/2017"</text:p>
      <text:p text:style-name="P26">}</text:p>
      <text:p text:style-name="P26">{</text:p>
      <text:p text:style-name="P26"><text:tab/>"_id" : ObjectId("5ba5d2e47acd368ef6652619"),</text:p>
      <text:p text:style-name="P26"><text:tab/>"stud_id" : 13,</text:p>
      <text:p text:style-name="P26"><text:tab/>"name" : "john",</text:p>
      <text:p text:style-name="P26"><text:tab/>"per" : 98,</text:p>
      <text:p text:style-name="P26"><text:tab/>"result" : "fail",</text:p>
      <text:p text:style-name="P26"><text:tab/>"address" : "pune",</text:p>
      <text:p text:style-name="P26"><text:tab/>"d_o_a" : "7/3/2015"</text:p>
      <text:p text:style-name="P26">}</text:p>
      <text:p text:style-name="P26">{</text:p>
      <text:p text:style-name="P26"><text:soft-page-break/><text:tab/>"_id" : ObjectId("5ba5d33f7acd368ef665261a"),</text:p>
      <text:p text:style-name="P26"><text:tab/>"stud_id" : 14,</text:p>
      <text:p text:style-name="P26"><text:tab/>"name" : "sam",</text:p>
      <text:p text:style-name="P26"><text:tab/>"per" : 58,</text:p>
      <text:p text:style-name="P26"><text:tab/>"result" : "fail",</text:p>
      <text:p text:style-name="P26"><text:tab/>"address" : "nashik",</text:p>
      <text:p text:style-name="P26"><text:tab/>"d_o_a" : "9/5/2014,age:14"</text:p>
      <text:p text:style-name="P26">}</text:p>
      <text:p text:style-name="P26">{</text:p>
      <text:p text:style-name="P26"><text:tab/>"_id" : ObjectId("5ba5d3f07acd368ef665261b"),</text:p>
      <text:p text:style-name="P26"><text:tab/>"stud_id" : 15,</text:p>
      <text:p text:style-name="P26"><text:tab/>"name" : "dean",</text:p>
      <text:p text:style-name="P26"><text:tab/>"per" : 24,</text:p>
      <text:p text:style-name="P26"><text:tab/>"result" : "fail",</text:p>
      <text:p text:style-name="P26"><text:tab/>"address" : "mumbai",</text:p>
      <text:p text:style-name="P26"><text:tab/>"d_o_a" : "12/9/2017,age:15"</text:p>
      <text:p text:style-name="P26">}</text:p>
      <text:p text:style-name="P26"/>
      <text:p text:style-name="P26"/>
      <text:p text:style-name="P26"/>
      <text:p text:style-name="P36">20. Delete document of student having roll no=1</text:p>
      <text:p text:style-name="P24"/>
      <text:p text:style-name="P26">db.student.remove({stud_id:1})</text:p>
      <text:p text:style-name="P26">WriteResult({ "nRemoved" : 1 })</text:p>
      <text:p text:style-name="P26">&gt; db.student.find().pretty()</text:p>
      <text:p text:style-name="P26">{</text:p>
      <text:p text:style-name="P26"><text:tab/>"_id" : ObjectId("5ba33f23091393c46ad9c70b"),</text:p>
      <text:p text:style-name="P26"><text:tab/>"stud_id" : 2,</text:p>
      <text:p text:style-name="P26"><text:tab/>"name" : "pranali",</text:p>
      <text:p text:style-name="P26"><text:tab/>"per" : 90,</text:p>
      <text:p text:style-name="P26"><text:tab/>"result" : "fail",</text:p>
      <text:p text:style-name="P26"><text:tab/>"address" : "mumbai",</text:p>
      <text:p text:style-name="P26"><text:tab/>"d_o_a" : "12/09/2017"</text:p>
      <text:p text:style-name="P26">}</text:p>
      <text:p text:style-name="P26">{</text:p>
      <text:p text:style-name="P26"><text:tab/>"_id" : ObjectId("5ba34206091393c46ad9c70c"),</text:p>
      <text:p text:style-name="P26"><text:tab/>"stud_id" : 3,</text:p>
      <text:p text:style-name="P26"><text:tab/>"name" : "sonam",</text:p>
      <text:p text:style-name="P26"><text:tab/>"per" : 95,</text:p>
      <text:p text:style-name="P26"><text:tab/>"result" : "fail",</text:p>
      <text:p text:style-name="P26"><text:tab/>"address" : "pune",</text:p>
      <text:p text:style-name="P26"><text:tab/>"d_o_a" : "05/06/2015"</text:p>
      <text:p text:style-name="P26">}</text:p>
      <text:p text:style-name="P26">{</text:p>
      <text:p text:style-name="P26"><text:tab/>"_id" : ObjectId("5ba5ce867acd368ef6652610"),</text:p>
      <text:p text:style-name="P26"><text:tab/>"stud_id" : 4,</text:p>
      <text:p text:style-name="P26"><text:tab/>"name" : "disha",</text:p>
      <text:p text:style-name="P26"><text:tab/>"per" : 65,</text:p>
      <text:p text:style-name="P26"><text:tab/>"result" : "fail",</text:p>
      <text:p text:style-name="P26"><text:tab/>"address" : "nashik",</text:p>
      <text:p text:style-name="P26"><text:tab/>"d_o_a" : "7/08/2015"</text:p>
      <text:p text:style-name="P26">}</text:p>
      <text:p text:style-name="P26"><text:soft-page-break/>{</text:p>
      <text:p text:style-name="P26"><text:tab/>"_id" : ObjectId("5ba5cf897acd368ef6652611"),</text:p>
      <text:p text:style-name="P26"><text:tab/>"stud_id" : 5,</text:p>
      <text:p text:style-name="P26"><text:tab/>"name" : "mansi",</text:p>
      <text:p text:style-name="P26"><text:tab/>"per" : 55,</text:p>
      <text:p text:style-name="P26"><text:tab/>"result" : "fail",</text:p>
      <text:p text:style-name="P26"><text:tab/>"address" : "nashik",</text:p>
      <text:p text:style-name="P26"><text:tab/>"d_o_a" : "7/08/2015"</text:p>
      <text:p text:style-name="P26">}</text:p>
      <text:p text:style-name="P26">{</text:p>
      <text:p text:style-name="P26"><text:tab/>"_id" : ObjectId("5ba5cfcd7acd368ef6652612"),</text:p>
      <text:p text:style-name="P26"><text:tab/>"stud_id" : 6,</text:p>
      <text:p text:style-name="P26"><text:tab/>"name" : "sakshi",</text:p>
      <text:p text:style-name="P26"><text:tab/>"per" : 75,</text:p>
      <text:p text:style-name="P26"><text:tab/>"result" : "fail",</text:p>
      <text:p text:style-name="P26"><text:tab/>"address" : "nashik",</text:p>
      <text:p text:style-name="P26"><text:tab/>"d_o_a" : "7/12/2012"</text:p>
      <text:p text:style-name="P26">}</text:p>
      <text:p text:style-name="P26">{</text:p>
      <text:p text:style-name="P26"><text:tab/>"_id" : ObjectId("5ba5d0af7acd368ef6652613"),</text:p>
      <text:p text:style-name="P26"><text:tab/>"stud_id" : 7,</text:p>
      <text:p text:style-name="P26"><text:tab/>"name" : "neha",</text:p>
      <text:p text:style-name="P26"><text:tab/>"per" : 30,</text:p>
      <text:p text:style-name="P26"><text:tab/>"result" : "fail",</text:p>
      <text:p text:style-name="P26"><text:tab/>"address" : "mumbai",</text:p>
      <text:p text:style-name="P26"><text:tab/>"d_o_a" : "10/10/2013"</text:p>
      <text:p text:style-name="P26">}</text:p>
      <text:p text:style-name="P26">{</text:p>
      <text:p text:style-name="P26"><text:tab/>"_id" : ObjectId("5ba5d0f07acd368ef6652614"),</text:p>
      <text:p text:style-name="P26"><text:tab/>"stud_id" : 8,</text:p>
      <text:p text:style-name="P26"><text:tab/>"name" : "krutika",</text:p>
      <text:p text:style-name="P26"><text:tab/>"per" : 85,</text:p>
      <text:p text:style-name="P26"><text:tab/>"result" : "fail",</text:p>
      <text:p text:style-name="P26"><text:tab/>"address" : "pune",</text:p>
      <text:p text:style-name="P26"><text:tab/>"d_o_a" : "5/09/2014"</text:p>
      <text:p text:style-name="P26">}</text:p>
      <text:p text:style-name="P26">{</text:p>
      <text:p text:style-name="P26"><text:tab/>"_id" : ObjectId("5ba5d1387acd368ef6652615"),</text:p>
      <text:p text:style-name="P26"><text:tab/>"stud_id" : 9,</text:p>
      <text:p text:style-name="P26"><text:tab/>"name" : "shrutika",</text:p>
      <text:p text:style-name="P26"><text:tab/>"per" : 25,</text:p>
      <text:p text:style-name="P26"><text:tab/>"result" : "fail",</text:p>
      <text:p text:style-name="P26"><text:tab/>"address" : "nashik",</text:p>
      <text:p text:style-name="P26"><text:tab/>"d_o_a" : "6/08/2018,age:16"</text:p>
      <text:p text:style-name="P26">}</text:p>
      <text:p text:style-name="P26">{</text:p>
      <text:p text:style-name="P26"><text:tab/>"_id" : ObjectId("5ba5d1f97acd368ef6652616"),</text:p>
      <text:p text:style-name="P26"><text:tab/>"stud_id" : 10,</text:p>
      <text:p text:style-name="P26"><text:tab/>"name" : "divya",</text:p>
      <text:p text:style-name="P26"><text:tab/>"per" : 60,</text:p>
      <text:p text:style-name="P26"><text:tab/>"result" : "fail",</text:p>
      <text:p text:style-name="P26"><text:tab/>"address" : "nashik",</text:p>
      <text:p text:style-name="P26"><text:soft-page-break/><text:tab/>"d_o_a" : "7/7/2016",</text:p>
      <text:p text:style-name="P26"><text:tab/>"age" : 19</text:p>
      <text:p text:style-name="P26">}</text:p>
      <text:p text:style-name="P26">{</text:p>
      <text:p text:style-name="P26"><text:tab/>"_id" : ObjectId("5ba5d2717acd368ef6652617"),</text:p>
      <text:p text:style-name="P26"><text:tab/>"stud_id" : 11,</text:p>
      <text:p text:style-name="P26"><text:tab/>"name" : "nilam",</text:p>
      <text:p text:style-name="P26"><text:tab/>"per" : 20,</text:p>
      <text:p text:style-name="P26"><text:tab/>"result" : "fail",</text:p>
      <text:p text:style-name="P26"><text:tab/>"address" : "mumbai",</text:p>
      <text:p text:style-name="P26"><text:tab/>"d_o_a" : "7/9/2016",</text:p>
      <text:p text:style-name="P26"><text:tab/>"age" : 19</text:p>
      <text:p text:style-name="P26">}</text:p>
      <text:p text:style-name="P26">{</text:p>
      <text:p text:style-name="P26"><text:tab/>"_id" : ObjectId("5ba5d2a67acd368ef6652618"),</text:p>
      <text:p text:style-name="P26"><text:tab/>"stud_id" : 12,</text:p>
      <text:p text:style-name="P26"><text:tab/>"name" : "rutuja",</text:p>
      <text:p text:style-name="P26"><text:tab/>"per" : 64,</text:p>
      <text:p text:style-name="P26"><text:tab/>"result" : "fail",</text:p>
      <text:p text:style-name="P26"><text:tab/>"address" : "mumbai",</text:p>
      <text:p text:style-name="P26"><text:tab/>"d_o_a" : "5/9/2017"</text:p>
      <text:p text:style-name="P26">}</text:p>
      <text:p text:style-name="P26">{</text:p>
      <text:p text:style-name="P26"><text:tab/>"_id" : ObjectId("5ba5d2e47acd368ef6652619"),</text:p>
      <text:p text:style-name="P26"><text:tab/>"stud_id" : 13,</text:p>
      <text:p text:style-name="P26"><text:tab/>"name" : "john",</text:p>
      <text:p text:style-name="P26"><text:tab/>"per" : 98,</text:p>
      <text:p text:style-name="P26"><text:tab/>"result" : "fail",</text:p>
      <text:p text:style-name="P26"><text:tab/>"address" : "pune",</text:p>
      <text:p text:style-name="P26"><text:tab/>"d_o_a" : "7/3/2015"</text:p>
      <text:p text:style-name="P26">}</text:p>
      <text:p text:style-name="P26">{</text:p>
      <text:p text:style-name="P26"><text:tab/>"_id" : ObjectId("5ba5d33f7acd368ef665261a"),</text:p>
      <text:p text:style-name="P26"><text:tab/>"stud_id" : 14,</text:p>
      <text:p text:style-name="P26"><text:tab/>"name" : "sam",</text:p>
      <text:p text:style-name="P26"><text:tab/>"per" : 58,</text:p>
      <text:p text:style-name="P26"><text:tab/>"result" : "fail",</text:p>
      <text:p text:style-name="P26"><text:tab/>"address" : "nashik",</text:p>
      <text:p text:style-name="P26"><text:tab/>"d_o_a" : "9/5/2014,age:14"</text:p>
      <text:p text:style-name="P26">}</text:p>
      <text:p text:style-name="P26">{</text:p>
      <text:p text:style-name="P26"><text:tab/>"_id" : ObjectId("5ba5d3f07acd368ef665261b"),</text:p>
      <text:p text:style-name="P26"><text:tab/>"stud_id" : 15,</text:p>
      <text:p text:style-name="P26"><text:tab/>"name" : "dean",</text:p>
      <text:p text:style-name="P26"><text:tab/>"per" : 24,</text:p>
      <text:p text:style-name="P26"><text:tab/>"result" : "fail",</text:p>
      <text:p text:style-name="P26"><text:tab/>"address" : "mumbai",</text:p>
      <text:p text:style-name="P26"><text:tab/>"d_o_a" : "12/9/2017,age:15"</text:p>
      <text:p text:style-name="P26">}</text:p>
      <text:p text:style-name="P26"/>
      <text:p text:style-name="P26"/>
      <text:p text:style-name="P26"/>
      <text:p text:style-name="P35"><text:soft-page-break/>21. Display First 8 documents</text:p>
      <text:p text:style-name="P26"/>
      <text:p text:style-name="P26"/>
      <text:p text:style-name="P27">&gt; db.student.find().limit(8).pretty()</text:p>
      <text:p text:style-name="P27">{</text:p>
      <text:p text:style-name="P27"><text:tab/>"_id" : ObjectId("5ba33f23091393c46ad9c70b"),</text:p>
      <text:p text:style-name="P27"><text:tab/>"stud_id" : 2,</text:p>
      <text:p text:style-name="P27"><text:tab/>"name" : "pranali",</text:p>
      <text:p text:style-name="P27"><text:tab/>"per" : 90,</text:p>
      <text:p text:style-name="P27"><text:tab/>"result" : "fail",</text:p>
      <text:p text:style-name="P27"><text:tab/>"address" : "mumbai",</text:p>
      <text:p text:style-name="P27"><text:tab/>"d_o_a" : "12/09/2017"</text:p>
      <text:p text:style-name="P27">}</text:p>
      <text:p text:style-name="P27">{</text:p>
      <text:p text:style-name="P27"><text:tab/>"_id" : ObjectId("5ba34206091393c46ad9c70c"),</text:p>
      <text:p text:style-name="P27"><text:tab/>"stud_id" : 3,</text:p>
      <text:p text:style-name="P27"><text:tab/>"name" : "sonam",</text:p>
      <text:p text:style-name="P27"><text:tab/>"per" : 95,</text:p>
      <text:p text:style-name="P27"><text:tab/>"result" : "fail",</text:p>
      <text:p text:style-name="P27"><text:tab/>"address" : "pune",</text:p>
      <text:p text:style-name="P27"><text:tab/>"d_o_a" : "05/06/2015"</text:p>
      <text:p text:style-name="P27">}</text:p>
      <text:p text:style-name="P27">{</text:p>
      <text:p text:style-name="P27"><text:tab/>"_id" : ObjectId("5ba5ce867acd368ef6652610"),</text:p>
      <text:p text:style-name="P27"><text:tab/>"stud_id" : 4,</text:p>
      <text:p text:style-name="P27"><text:tab/>"name" : "disha",</text:p>
      <text:p text:style-name="P27"><text:tab/>"per" : 65,</text:p>
      <text:p text:style-name="P27"><text:tab/>"result" : "fail",</text:p>
      <text:p text:style-name="P27"><text:tab/>"address" : "nashik",</text:p>
      <text:p text:style-name="P27"><text:tab/>"d_o_a" : "7/08/2015"</text:p>
      <text:p text:style-name="P27">}</text:p>
      <text:p text:style-name="P27">{</text:p>
      <text:p text:style-name="P27"><text:tab/>"_id" : ObjectId("5ba5cf897acd368ef6652611"),</text:p>
      <text:p text:style-name="P27"><text:tab/>"stud_id" : 5,</text:p>
      <text:p text:style-name="P27"><text:tab/>"name" : "mansi",</text:p>
      <text:p text:style-name="P27"><text:tab/>"per" : 55,</text:p>
      <text:p text:style-name="P27"><text:tab/>"result" : "fail",</text:p>
      <text:p text:style-name="P27"><text:tab/>"address" : "nashik",</text:p>
      <text:p text:style-name="P27"><text:tab/>"d_o_a" : "7/08/2015"</text:p>
      <text:p text:style-name="P27">}</text:p>
      <text:p text:style-name="P27">{</text:p>
      <text:p text:style-name="P27"><text:tab/>"_id" : ObjectId("5ba5cfcd7acd368ef6652612"),</text:p>
      <text:p text:style-name="P27"><text:tab/>"stud_id" : 6,</text:p>
      <text:p text:style-name="P27"><text:tab/>"name" : "sakshi",</text:p>
      <text:p text:style-name="P27"><text:tab/>"per" : 75,</text:p>
      <text:p text:style-name="P27"><text:tab/>"result" : "fail",</text:p>
      <text:p text:style-name="P27"><text:tab/>"address" : "nashik",</text:p>
      <text:p text:style-name="P27"><text:tab/>"d_o_a" : "7/12/2012"</text:p>
      <text:p text:style-name="P27">}</text:p>
      <text:p text:style-name="P27">{</text:p>
      <text:p text:style-name="P27"><text:tab/>"_id" : ObjectId("5ba5d0af7acd368ef6652613"),</text:p>
      <text:p text:style-name="P27"><text:tab/>"stud_id" : 7,</text:p>
      <text:p text:style-name="P27"><text:soft-page-break/><text:tab/>"name" : "neha",</text:p>
      <text:p text:style-name="P27"><text:tab/>"per" : 30,</text:p>
      <text:p text:style-name="P27"><text:tab/>"result" : "fail",</text:p>
      <text:p text:style-name="P27"><text:tab/>"address" : "mumbai",</text:p>
      <text:p text:style-name="P27"><text:tab/>"d_o_a" : "10/10/2013"</text:p>
      <text:p text:style-name="P27">}</text:p>
      <text:p text:style-name="P27">{</text:p>
      <text:p text:style-name="P27"><text:tab/>"_id" : ObjectId("5ba5d0f07acd368ef6652614"),</text:p>
      <text:p text:style-name="P27"><text:tab/>"stud_id" : 8,</text:p>
      <text:p text:style-name="P27"><text:tab/>"name" : "krutika",</text:p>
      <text:p text:style-name="P27"><text:tab/>"per" : 85,</text:p>
      <text:p text:style-name="P27"><text:tab/>"result" : "fail",</text:p>
      <text:p text:style-name="P27"><text:tab/>"address" : "pune",</text:p>
      <text:p text:style-name="P27"><text:tab/>"d_o_a" : "5/09/2014"</text:p>
      <text:p text:style-name="P27">}</text:p>
      <text:p text:style-name="P27">{</text:p>
      <text:p text:style-name="P27"><text:tab/>"_id" : ObjectId("5ba5d1387acd368ef6652615"),</text:p>
      <text:p text:style-name="P27"><text:tab/>"stud_id" : 9,</text:p>
      <text:p text:style-name="P27"><text:tab/>"name" : "shrutika",</text:p>
      <text:p text:style-name="P27"><text:tab/>"per" : 25,</text:p>
      <text:p text:style-name="P27"><text:tab/>"result" : "fail",</text:p>
      <text:p text:style-name="P27"><text:tab/>"address" : "nashik",</text:p>
      <text:p text:style-name="P27"><text:tab/>"d_o_a" : "6/08/2018,age:16"</text:p>
      <text:p text:style-name="P27">}</text:p>
      <text:p text:style-name="P27"/>
      <text:p text:style-name="P27"/>
      <text:p text:style-name="P37">22. Display total no of document</text:p>
      <text:p text:style-name="P25"/>
      <text:p text:style-name="P28">&gt; db.student.find().count()</text:p>
      <text:p text:style-name="P28">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name-asian="Calibri" style:font-family-asian="Calibri" style:font-family-generic-asian="system" style:font-pitch-asian="variable" style:font-size-asian="10.5pt" style:font-size-complex="10.5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1:03:24.571683311</meta:creation-date>
    <dc:date>2018-10-21T06:26:25.277577548</dc:date>
    <meta:editing-duration>PT7H21M51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6" meta:paragraph-count="1233" meta:word-count="3339" meta:character-count="24301" meta:non-whitespace-character-count="21258"/>
  </office:meta>
</office:document-meta>
</file>